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automatic-styles>
    <style:style style:name="Table1" style:family="table">
      <style:table-properties style:width="14.656cm" fo:margin-left="1.446cm" fo:margin-top="0cm" fo:margin-bottom="0cm" table:align="left"/>
    </style:style>
    <style:style style:name="Table1.A" style:family="table-column">
      <style:table-column-properties style:column-width="14.65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4.656cm" fo:margin-left="1.446cm" fo:margin-top="0cm" fo:margin-bottom="0cm" table:align="left"/>
    </style:style>
    <style:style style:name="Table2.A" style:family="table-column">
      <style:table-column-properties style:column-width="2.443cm"/>
    </style:style>
    <style:style style:name="Table2.F" style:family="table-column">
      <style:table-column-properties style:column-width="2.4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656cm" fo:margin-left="1.446cm" fo:margin-top="0cm" fo:margin-bottom="0cm" table:align="left"/>
    </style:style>
    <style:style style:name="Table3.A" style:family="table-column">
      <style:table-column-properties style:column-width="2.094cm"/>
    </style:style>
    <style:style style:name="Table3.C" style:family="table-column">
      <style:table-column-properties style:column-width="2.096cm"/>
    </style:style>
    <style:style style:name="Table3.G" style:family="table-column">
      <style:table-column-properties style:column-width="2.09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4.656cm" fo:margin-left="1.446cm" fo:margin-top="0cm" fo:margin-bottom="0cm" table:align="left"/>
    </style:style>
    <style:style style:name="Table4.A" style:family="table-column">
      <style:table-column-properties style:column-width="1.831cm"/>
    </style:style>
    <style:style style:name="Table4.B" style:family="table-column">
      <style:table-column-properties style:column-width="1.833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26cm" fo:margin-left="0cm" fo:margin-top="0cm" fo:margin-bottom="0cm"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26cm" fo:margin-left="0cm" fo:margin-top="0cm" fo:margin-bottom="0cm" table:align="left"/>
    </style:style>
    <style:style style:name="Table9.A" style:family="table-column">
      <style:table-column-properties style:column-width="15.92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26cm" fo:margin-left="0cm" fo:margin-top="0cm" fo:margin-bottom="0cm" table:align="left"/>
    </style:style>
    <style:style style:name="Table10.A" style:family="table-column">
      <style:table-column-properties style:column-width="15.926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926cm" fo:margin-left="0cm" fo:margin-top="0cm" fo:margin-bottom="0cm" table:align="left"/>
    </style:style>
    <style:style style:name="Table11.A" style:family="table-column">
      <style:table-column-properties style:column-width="15.926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26cm" fo:margin-left="0cm" fo:margin-top="0cm" fo:margin-bottom="0cm" table:align="left"/>
    </style:style>
    <style:style style:name="Table12.A" style:family="table-column">
      <style:table-column-properties style:column-width="15.926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926cm" fo:margin-left="0cm" fo:margin-top="0cm" fo:margin-bottom="0cm" table:align="left"/>
    </style:style>
    <style:style style:name="Table13.A" style:family="table-column">
      <style:table-column-properties style:column-width="15.926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6cm" fo:margin-left="0cm" fo:margin-top="0cm" fo:margin-bottom="0cm" table:align="left"/>
    </style:style>
    <style:style style:name="Table14.A" style:family="table-column">
      <style:table-column-properties style:column-width="15.926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926cm" fo:margin-left="0cm" fo:margin-top="0cm" fo:margin-bottom="0cm" table:align="left"/>
    </style:style>
    <style:style style:name="Table15.A" style:family="table-column">
      <style:table-column-properties style:column-width="15.926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926cm" fo:margin-left="0cm" fo:margin-top="0cm" fo:margin-bottom="0cm" table:align="left"/>
    </style:style>
    <style:style style:name="Table16.A" style:family="table-column">
      <style:table-column-properties style:column-width="15.92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5.926cm" fo:margin-left="0cm" fo:margin-top="0cm" fo:margin-bottom="0cm" table:align="left"/>
    </style:style>
    <style:style style:name="Table17.A" style:family="table-column">
      <style:table-column-properties style:column-width="15.926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5.926cm" fo:margin-left="0cm" fo:margin-top="0cm" fo:margin-bottom="0cm" table:align="left"/>
    </style:style>
    <style:style style:name="Table18.A" style:family="table-column">
      <style:table-column-properties style:column-width="15.926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5.926cm" fo:margin-left="0cm" fo:margin-top="0cm" fo:margin-bottom="0cm" table:align="left"/>
    </style:style>
    <style:style style:name="Table19.A" style:family="table-column">
      <style:table-column-properties style:column-width="15.926cm"/>
    </style:style>
    <style:style style:name="Table19.1" style:family="table-row">
      <style:table-row-properties style:min-row-height="5.68cm" fo:keep-together="auto"/>
    </style:style>
    <style:style style:name="Table19.A1" style:family="table-cell">
      <style:table-cell-properties style:vertical-align="" fo:padding="0.176cm" fo:border="1pt solid #000000"/>
    </style:style>
    <style:style style:name="Table20" style:family="table">
      <style:table-properties style:width="15.926cm" fo:margin-left="0cm" fo:margin-top="0cm" fo:margin-bottom="0cm" table:align="left"/>
    </style:style>
    <style:style style:name="Table20.A" style:family="table-column">
      <style:table-column-properties style:column-width="15.926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1" style:family="table">
      <style:table-properties style:width="14.656cm" fo:margin-left="1.446cm" fo:margin-top="0cm" fo:margin-bottom="0cm" table:align="left"/>
    </style:style>
    <style:style style:name="Table21.A" style:family="table-column">
      <style:table-column-properties style:column-width="14.656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4.656cm" fo:margin-left="1.446cm" fo:margin-top="0cm" fo:margin-bottom="0cm" table:align="left"/>
    </style:style>
    <style:style style:name="Table22.A" style:family="table-column">
      <style:table-column-properties style:column-width="14.656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23" style:family="table">
      <style:table-properties style:width="14.656cm" fo:margin-left="1.446cm" fo:margin-top="0cm" fo:margin-bottom="0cm" table:align="left"/>
    </style:style>
    <style:style style:name="Table23.A" style:family="table-column">
      <style:table-column-properties style:column-width="14.656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4" style:family="table">
      <style:table-properties style:width="14.656cm" fo:margin-left="1.446cm" fo:margin-top="0cm" fo:margin-bottom="0cm" table:align="left"/>
    </style:style>
    <style:style style:name="Table24.A" style:family="table-column">
      <style:table-column-properties style:column-width="14.656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4.656cm" fo:margin-left="1.446cm" fo:margin-top="0cm" fo:margin-bottom="0cm" table:align="left"/>
    </style:style>
    <style:style style:name="Table25.A" style:family="table-column">
      <style:table-column-properties style:column-width="14.656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Table26" style:family="table">
      <style:table-properties style:width="14.656cm" fo:margin-left="1.446cm" fo:margin-top="0cm" fo:margin-bottom="0cm" table:align="left"/>
    </style:style>
    <style:style style:name="Table26.A" style:family="table-column">
      <style:table-column-properties style:column-width="14.656cm"/>
    </style:style>
    <style:style style:name="Table26.1" style:family="table-row">
      <style:table-row-properties fo:keep-together="auto"/>
    </style:style>
    <style:style style:name="Table26.A1" style:family="table-cell">
      <style:table-cell-properties style:vertical-align="" fo:padding="0.176cm" fo:border="1pt solid #000000"/>
    </style:style>
    <style:style style:name="Table27" style:family="table">
      <style:table-properties style:width="15.926cm" fo:margin-left="0cm" fo:margin-top="0cm" fo:margin-bottom="0cm" table:align="left"/>
    </style:style>
    <style:style style:name="Table27.A" style:family="table-column">
      <style:table-column-properties style:column-width="15.926cm"/>
    </style:style>
    <style:style style:name="Table27.1" style:family="table-row">
      <style:table-row-properties fo:keep-together="auto"/>
    </style:style>
    <style:style style:name="Table27.A1" style:family="table-cell">
      <style:table-cell-properties style:vertical-align="" fo:padding="0.176cm" fo:border="1pt solid #000000"/>
    </style:style>
    <style:style style:name="Table28" style:family="table">
      <style:table-properties style:width="15.926cm" fo:margin-left="0cm" fo:margin-top="0cm" fo:margin-bottom="0cm" table:align="left"/>
    </style:style>
    <style:style style:name="Table28.A" style:family="table-column">
      <style:table-column-properties style:column-width="3.184cm"/>
    </style:style>
    <style:style style:name="Table28.B" style:family="table-column">
      <style:table-column-properties style:column-width="3.186cm"/>
    </style:style>
    <style:style style:name="Table28.1" style:family="table-row">
      <style:table-row-properties fo:keep-together="auto"/>
    </style:style>
    <style:style style:name="Table28.A1" style:family="table-cell">
      <style:table-cell-properties style:vertical-align="" fo:padding="0.176cm" fo:border="1pt solid #000000"/>
    </style:style>
    <style:style style:name="Table29" style:family="table">
      <style:table-properties style:width="15.926cm" fo:margin-left="0cm" fo:margin-top="0cm" fo:margin-bottom="0cm" table:align="left"/>
    </style:style>
    <style:style style:name="Table29.A" style:family="table-column">
      <style:table-column-properties style:column-width="2.655cm"/>
    </style:style>
    <style:style style:name="Table29.F" style:family="table-column">
      <style:table-column-properties style:column-width="2.653cm"/>
    </style:style>
    <style:style style:name="Table29.1" style:family="table-row">
      <style:table-row-properties fo:keep-together="auto"/>
    </style:style>
    <style:style style:name="Table29.A1" style:family="table-cell">
      <style:table-cell-properties style:vertical-align="" fo:padding="0.176cm" fo:border="1pt solid #000000"/>
    </style:style>
    <style:style style:name="Table30" style:family="table">
      <style:table-properties style:width="15.926cm" fo:margin-left="0cm" fo:margin-top="0cm" fo:margin-bottom="0cm" table:align="left"/>
    </style:style>
    <style:style style:name="Table30.A" style:family="table-column">
      <style:table-column-properties style:column-width="2.655cm"/>
    </style:style>
    <style:style style:name="Table30.F" style:family="table-column">
      <style:table-column-properties style:column-width="2.653cm"/>
    </style:style>
    <style:style style:name="Table30.1" style:family="table-row">
      <style:table-row-properties fo:keep-together="auto"/>
    </style:style>
    <style:style style:name="Table30.A1" style:family="table-cell">
      <style:table-cell-properties style:vertical-align="" fo:padding="0.176cm" fo:border="1pt solid #000000"/>
    </style:style>
    <style:style style:name="Table31" style:family="table">
      <style:table-properties style:width="16.06cm" fo:margin-left="0.071cm" fo:margin-top="0cm" fo:margin-bottom="0cm" table:align="left"/>
    </style:style>
    <style:style style:name="Table31.A" style:family="table-column">
      <style:table-column-properties style:column-width="1.879cm"/>
    </style:style>
    <style:style style:name="Table31.B" style:family="table-column">
      <style:table-column-properties style:column-width="2.247cm"/>
    </style:style>
    <style:style style:name="Table31.C" style:family="table-column">
      <style:table-column-properties style:column-width="1.296cm"/>
    </style:style>
    <style:style style:name="Table31.D" style:family="table-column">
      <style:table-column-properties style:column-width="1.773cm"/>
    </style:style>
    <style:style style:name="Table31.E" style:family="table-column">
      <style:table-column-properties style:column-width="1.774cm"/>
    </style:style>
    <style:style style:name="Table31.1" style:family="table-row">
      <style:table-row-properties fo:keep-together="auto"/>
    </style:style>
    <style:style style:name="Table31.A1" style:family="table-cell">
      <style:table-cell-properties style:vertical-align="" fo:padding="0.176cm" fo:border="1pt solid #000000"/>
    </style:style>
    <style:style style:name="Table32" style:family="table">
      <style:table-properties style:width="15.926cm" fo:margin-left="0cm" fo:margin-top="0cm" fo:margin-bottom="0cm" table:align="left"/>
    </style:style>
    <style:style style:name="Table32.A" style:family="table-column">
      <style:table-column-properties style:column-width="2.655cm"/>
    </style:style>
    <style:style style:name="Table32.F" style:family="table-column">
      <style:table-column-properties style:column-width="2.653cm"/>
    </style:style>
    <style:style style:name="Table32.1" style:family="table-row">
      <style:table-row-properties fo:keep-together="auto"/>
    </style:style>
    <style:style style:name="Table32.A1" style:family="table-cell">
      <style:table-cell-properties style:vertical-align="" fo:padding="0.176cm" fo:border="1pt solid #000000"/>
    </style:style>
    <style:style style:name="Table33" style:family="table">
      <style:table-properties style:width="15.926cm" fo:margin-left="0cm" fo:margin-top="0cm" fo:margin-bottom="0cm" table:align="left"/>
    </style:style>
    <style:style style:name="Table33.A" style:family="table-column">
      <style:table-column-properties style:column-width="2.655cm"/>
    </style:style>
    <style:style style:name="Table33.F" style:family="table-column">
      <style:table-column-properties style:column-width="2.653cm"/>
    </style:style>
    <style:style style:name="Table33.1" style:family="table-row">
      <style:table-row-properties fo:keep-together="auto"/>
    </style:style>
    <style:style style:name="Table33.A1" style:family="table-cell">
      <style:table-cell-properties style:vertical-align="" fo:padding="0.176cm" fo:border="1pt solid #000000"/>
    </style:style>
    <style:style style:name="P1" style:family="paragraph" style:parent-style-name="Standard">
      <style:paragraph-properties fo:text-align="end" style:justify-single-word="false"/>
      <style:text-properties style:font-name="Verdana" fo:font-size="9pt" style:font-name-asian="Verdana1" style:font-size-asian="9pt" style:font-name-complex="Verdana1" style:font-size-complex="9pt"/>
    </style:style>
    <style:style style:name="P2" style:family="paragraph" style:parent-style-name="Standard">
      <style:paragraph-properties fo:text-align="start" style:justify-single-word="false"/>
      <style:text-properties fo:color="#666666" fo:font-size="8pt" style:font-size-asian="8pt" style:font-size-complex="8pt"/>
    </style:style>
    <style:style style:name="P3" style:family="paragraph" style:parent-style-name="Standard">
      <style:paragraph-properties fo:text-align="center" style:justify-single-word="false"/>
      <style:text-properties fo:color="#666666" fo:font-size="8pt" style:font-size-asian="8pt" style:font-size-complex="8pt"/>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text-properties fo:font-weight="bold" style:font-weight-asian="bold"/>
    </style:style>
    <style:style style:name="P8" style:family="paragraph" style:parent-style-name="Standard">
      <style:text-properties fo:font-style="italic" style:font-style-asian="italic"/>
    </style:style>
    <style:style style:name="P9" style:family="paragraph" style:parent-style-name="Standard">
      <style:paragraph-properties fo:line-height="100%"/>
      <style:text-properties fo:font-style="italic" style:font-style-asian="italic"/>
    </style:style>
    <style:style style:name="P10" style:family="paragraph" style:parent-style-name="Standard">
      <style:paragraph-properties fo:margin-top="0cm" fo:margin-bottom="0cm" loext:contextual-spacing="false" fo:line-height="100%" fo:text-align="end" style:justify-single-word="false"/>
      <style:text-properties style:font-name="Verdana" fo:font-size="9pt" style:font-name-asian="Verdana1" style:font-size-asian="9pt" style:font-name-complex="Verdana1" style:font-size-complex="9pt"/>
    </style:style>
    <style:style style:name="P11" style:family="paragraph" style:parent-style-name="Heading_20_2">
      <style:paragraph-properties fo:margin-top="0cm" fo:margin-bottom="0cm" loext:contextual-spacing="false" fo:line-height="100%"/>
      <style:text-properties fo:font-size="11pt" fo:font-weight="bold" style:font-size-asian="11pt" style:font-weight-asian="bold" style:font-size-complex="11pt"/>
    </style:style>
    <style:style style:name="P12" style:family="paragraph" style:parent-style-name="Heading_20_2">
      <style:paragraph-properties fo:margin-top="0cm" fo:margin-bottom="0cm" loext:contextual-spacing="false" fo:line-height="100%"/>
    </style:style>
    <style:style style:name="P13" style:family="paragraph" style:parent-style-name="Standard">
      <style:paragraph-properties fo:margin-left="0cm" fo:margin-right="-0.026cm" fo:margin-top="0cm" fo:margin-bottom="0cm" loext:contextual-spacing="false" fo:line-height="115%" fo:text-align="center" style:justify-single-word="false" fo:text-indent="0cm" style:auto-text-indent="false"/>
      <style:text-properties fo:color="#00000a" fo:font-size="14pt" fo:font-weight="bold" style:font-size-asian="14pt" style:font-weight-asian="bold" style:font-size-complex="14pt"/>
    </style:style>
    <style:style style:name="P14" style:family="paragraph" style:parent-style-name="Standard">
      <style:paragraph-properties fo:margin-left="0cm" fo:margin-right="-0.026cm" fo:margin-top="0cm" fo:margin-bottom="0cm" loext:contextual-spacing="false" fo:line-height="115%" fo:text-align="start" style:justify-single-word="false" fo:text-indent="0cm" style:auto-text-indent="false"/>
      <style:text-properties fo:color="#00000a" fo:font-size="14pt" fo:font-weight="bold" style:font-size-asian="14pt" style:font-weight-asian="bold" style:font-size-complex="14pt"/>
    </style:style>
    <style:style style:name="P15" style:family="paragraph" style:parent-style-name="Standard">
      <style:paragraph-properties fo:margin-left="0cm" fo:margin-right="-0.026cm" fo:margin-top="0cm" fo:margin-bottom="0cm" loext:contextual-spacing="false" fo:line-height="115%" fo:text-align="center" style:justify-single-word="false" fo:text-indent="0cm" style:auto-text-indent="false"/>
      <style:text-properties fo:color="#00000a" fo:font-size="30pt" fo:font-weight="bold" style:font-size-asian="30pt" style:font-weight-asian="bold" style:font-size-complex="30pt"/>
    </style:style>
    <style:style style:name="P16" style:family="paragraph" style:parent-style-name="Standard">
      <style:paragraph-properties fo:margin-left="0cm" fo:margin-right="-0.026cm" fo:margin-top="0cm" fo:margin-bottom="0cm" loext:contextual-spacing="false" fo:line-height="115%" fo:text-indent="0cm" style:auto-text-indent="false"/>
      <style:text-properties fo:color="#00000a" fo:font-weight="bold" style:font-weight-asian="bold"/>
    </style:style>
    <style:style style:name="P17" style:family="paragraph" style:parent-style-name="Standard">
      <style:paragraph-properties fo:margin-left="0cm" fo:margin-right="-0.026cm" fo:text-indent="0cm" style:auto-text-indent="false"/>
    </style:style>
    <style:style style:name="P18" style:family="paragraph" style:parent-style-name="Standard">
      <style:paragraph-properties fo:margin-left="0cm" fo:margin-right="-0.026cm" fo:margin-top="0cm" fo:margin-bottom="0.353cm" loext:contextual-spacing="false" fo:line-height="100%" fo:text-indent="0cm" style:auto-text-indent="false"/>
      <style:text-properties fo:color="#00000a" fo:font-size="10pt" style:font-size-asian="10pt" style:font-size-complex="10pt"/>
    </style:style>
    <style:style style:name="P19" style:family="paragraph" style:parent-style-name="Heading_20_1">
      <style:paragraph-properties fo:margin-left="0cm" fo:margin-right="-0.026cm" fo:text-indent="0cm" style:auto-text-indent="false"/>
    </style:style>
    <style:style style:name="P20"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21"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24"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25" style:family="paragraph" style:parent-style-name="Standard">
      <style:paragraph-properties fo:margin-left="1.27cm" fo:margin-right="0cm" fo:text-indent="0cm" style:auto-text-indent="false"/>
    </style:style>
    <style:style style:name="P26" style:family="paragraph" style:parent-style-name="Standard">
      <style:paragraph-properties fo:margin-left="1.27cm" fo:margin-right="0cm" fo:line-height="100%" fo:text-indent="0cm" style:auto-text-indent="false"/>
    </style:style>
    <style:style style:name="P27" style:family="paragraph" style:parent-style-name="Standard">
      <style:paragraph-properties fo:margin-left="0cm" fo:margin-right="0cm" fo:text-indent="1.27cm" style:auto-text-indent="false"/>
    </style:style>
    <style:style style:name="P28" style:family="paragraph" style:parent-style-name="Standard">
      <style:paragraph-properties fo:margin-left="2.54cm" fo:margin-right="0cm" fo:text-indent="1.27cm" style:auto-text-indent="false"/>
    </style:style>
    <style:style style:name="P29" style:family="paragraph" style:parent-style-name="Standard">
      <style:paragraph-properties fo:margin-left="1.27cm" fo:margin-right="0cm" fo:text-indent="1.27cm" style:auto-text-indent="false"/>
    </style:style>
    <style:style style:name="P30" style:family="paragraph" style:parent-style-name="Standard">
      <style:paragraph-properties fo:margin-left="2.54cm" fo:margin-right="0cm" fo:text-indent="0cm" style:auto-text-indent="false"/>
    </style:style>
    <style:style style:name="P31" style:family="paragraph" style:parent-style-name="Standard">
      <style:paragraph-properties fo:margin-left="3.81cm" fo:margin-right="0cm" fo:text-indent="0cm" style:auto-text-indent="false"/>
    </style:style>
    <style:style style:name="P32" style:family="paragraph" style:parent-style-name="Heading_20_2">
      <style:paragraph-properties fo:margin-top="0.353cm" fo:margin-bottom="0.353cm" loext:contextual-spacing="false" fo:line-height="100%"/>
    </style:style>
    <style:style style:name="P33" style:family="paragraph" style:parent-style-name="Heading_20_2">
      <style:paragraph-properties fo:break-before="page"/>
    </style:style>
    <style:style style:name="P34" style:family="paragraph" style:parent-style-name="Heading_20_2">
      <style:paragraph-properties fo:margin-top="0.635cm" fo:margin-bottom="0cm" loext:contextual-spacing="false" fo:line-height="100%"/>
      <style:text-properties fo:font-size="11pt" style:font-size-asian="11pt" style:font-size-complex="11pt"/>
    </style:style>
    <style:style style:name="P35" style:family="paragraph" style:parent-style-name="Standard" style:master-page-name="Standard">
      <style:paragraph-properties fo:margin-left="0cm" fo:margin-right="-0.026cm" fo:margin-top="0cm" fo:margin-bottom="0cm" loext:contextual-spacing="false" fo:line-height="115%" fo:text-align="center" style:justify-single-word="false" fo:text-indent="0cm" style:auto-text-indent="false" style:page-number="1"/>
      <style:text-properties fo:color="#00000a" fo:font-size="14pt" fo:font-weight="bold" style:font-size-asian="14pt" style:font-weight-asian="bold" style:font-size-complex="14pt"/>
    </style:style>
    <style:style style:name="P36" style:family="paragraph" style:parent-style-name="Standard" style:list-style-name="WWNum4">
      <style:paragraph-properties fo:margin-left="1.27cm" fo:margin-right="0cm" fo:text-indent="-0.635cm" style:auto-text-indent="false"/>
    </style:style>
    <style:style style:name="P37" style:family="paragraph" style:parent-style-name="Standard" style:list-style-name="WWNum6">
      <style:paragraph-properties fo:margin-left="1.27cm" fo:margin-right="0cm" fo:text-indent="-0.635cm" style:auto-text-indent="false"/>
    </style:style>
    <style:style style:name="P38" style:family="paragraph" style:parent-style-name="Standard" style:list-style-name="WWNum10">
      <style:paragraph-properties fo:margin-left="1.27cm" fo:margin-right="0cm" fo:text-indent="-0.635cm" style:auto-text-indent="false"/>
    </style:style>
    <style:style style:name="P39" style:family="paragraph" style:parent-style-name="Standard" style:list-style-name="WWNum12">
      <style:paragraph-properties fo:margin-left="1.27cm" fo:margin-right="0cm" fo:text-indent="-0.635cm" style:auto-text-indent="false"/>
    </style:style>
    <style:style style:name="P40" style:family="paragraph" style:parent-style-name="Standard" style:list-style-name="WWNum2">
      <style:paragraph-properties fo:margin-left="1.27cm" fo:margin-right="0cm" fo:text-indent="-0.635cm" style:auto-text-indent="false"/>
    </style:style>
    <style:style style:name="P41" style:family="paragraph" style:parent-style-name="Standard" style:list-style-name="WWNum9">
      <style:paragraph-properties fo:margin-left="1.27cm" fo:margin-right="0cm" fo:text-indent="-0.635cm" style:auto-text-indent="false"/>
    </style:style>
    <style:style style:name="P42" style:family="paragraph" style:parent-style-name="Standard" style:list-style-name="WWNum3">
      <style:paragraph-properties fo:margin-left="1.27cm" fo:margin-right="0cm" fo:text-indent="-0.635cm" style:auto-text-indent="false"/>
    </style:style>
    <style:style style:name="P43" style:family="paragraph" style:parent-style-name="Standard" style:list-style-name="WWNum8">
      <style:paragraph-properties fo:margin-left="1.27cm" fo:margin-right="0cm" fo:text-indent="-0.635cm" style:auto-text-indent="false"/>
    </style:style>
    <style:style style:name="P44" style:family="paragraph" style:parent-style-name="Standard" style:list-style-name="WWNum5">
      <style:paragraph-properties fo:margin-left="1.27cm" fo:margin-right="0cm" fo:text-indent="-0.635cm" style:auto-text-indent="false"/>
    </style:style>
    <style:style style:name="P45" style:family="paragraph" style:parent-style-name="Standard" style:list-style-name="WWNum7">
      <style:paragraph-properties fo:margin-left="1.27cm" fo:margin-right="0cm" fo:text-indent="-0.635cm" style:auto-text-indent="false"/>
    </style:style>
    <style:style style:name="P46" style:family="paragraph" style:parent-style-name="Standard" style:list-style-name="WWNum11">
      <style:paragraph-properties fo:margin-left="1.27cm" fo:margin-right="0cm" fo:line-height="100%" fo:text-indent="-0.635cm" style:auto-text-indent="false"/>
    </style:style>
    <style:style style:name="P47" style:family="paragraph" style:parent-style-name="Standard" style:list-style-name="WWNum1">
      <style:paragraph-properties fo:margin-left="1.27cm" fo:margin-right="0cm" fo:text-indent="-0.635cm" style:auto-text-indent="false"/>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T5" style:family="text">
      <style:text-properties fo:font-size="10pt" style:font-size-asian="10pt" style:font-size-complex="10pt"/>
    </style:style>
    <style:style style:name="T6" style:family="text">
      <style:text-properties fo:font-weight="bold" style:font-weight-asian="bold"/>
    </style:style>
    <style:style style:name="T7" style:family="text">
      <style:text-properties fo:font-size="11pt" fo:font-weight="bold" style:font-size-asian="11pt" style:font-weight-asian="bold" style:font-size-complex="11pt"/>
    </style:style>
    <style:style style:name="T8" style:family="text">
      <style:text-properties fo:font-size="11pt" style:font-size-asian="11pt" style:font-size-complex="11pt"/>
    </style:style>
    <style:style style:name="T9" style:family="text">
      <style:text-properties style:text-underline-style="solid" style:text-underline-width="auto" style:text-underline-color="font-color"/>
    </style:style>
    <style:style style:name="T10" style:family="text">
      <style:text-properties officeooo:rsid="000ef0f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3"/>
      <text:p text:style-name="P13"/>
      <text:p text:style-name="P13"/>
      <text:p text:style-name="P13"/>
      <text:p text:style-name="P13"/>
      <text:p text:style-name="P13"/>
      <text:p text:style-name="P13"/>
      <text:p text:style-name="P13"/>
      <text:p text:style-name="P13"/>
      <text:p text:style-name="P13"/>
      <text:p text:style-name="P14"/>
      <text:p text:style-name="P13">MODULE INTEGRATION</text:p>
      <text:p text:style-name="P15">TMR MODULE</text:p>
      <text:p text:style-name="P15"/>
      <text:p text:style-name="P15"/>
      <text:p text:style-name="P15"/>
      <text:p text:style-name="P15"/>
      <text:p text:style-name="P15"/>
      <text:p text:style-name="P15"/>
      <text:p text:style-name="P15"/>
      <text:p text:style-name="P15"/>
      <text:p text:style-name="P16"/>
      <text:p text:style-name="P16"/>
      <text:p text:style-name="P17"/>
      <text:p text:style-name="P17"/>
      <text:p text:style-name="P17">Spis treści:</text:p>
      <text:p text:style-name="P1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oft-page-break/><text:a xlink:type="simple" xlink:href="#_mdlxmo6dv6wt" text:style-name="Index_20_Link" text:visited-style-name="Index_20_Link"><text:span text:style-name="T2">General system architecture</text:span></text:a><text:span text:style-name="T2"><text:tab/>4</text:span></text:p>
          <text:p text:style-name="P21"><text:a xlink:type="simple" xlink:href="#_lku5ht7eb4or" text:style-name="Index_20_Link" text:visited-style-name="Index_20_Link"><text:span text:style-name="T2">Assumptions</text:span></text:a><text:span text:style-name="T2"><text:tab/>6</text:span></text:p>
          <text:p text:style-name="P23"><text:a xlink:type="simple" xlink:href="#_ezh4ti2zdwg5" text:style-name="Index_20_Link" text:visited-style-name="Index_20_Link"><text:span text:style-name="T1">User accounts</text:span></text:a><text:span text:style-name="T1"><text:tab/>6</text:span></text:p>
          <text:p text:style-name="P21"><text:a xlink:type="simple" xlink:href="#_cshhnhl9r9a9" text:style-name="Index_20_Link" text:visited-style-name="Index_20_Link"><text:span text:style-name="T2">Downloading data process</text:span></text:a><text:span text:style-name="T2"><text:tab/>7</text:span></text:p>
          <text:p text:style-name="P23"><text:a xlink:type="simple" xlink:href="#_hpf4nt9xdetj" text:style-name="Index_20_Link" text:visited-style-name="Index_20_Link"><text:span text:style-name="T1">Initial verification possibility of downloading data</text:span></text:a><text:span text:style-name="T1"><text:tab/>7</text:span></text:p>
          <text:p text:style-name="P23"><text:a xlink:type="simple" xlink:href="#_xbz9omehwvtk" text:style-name="Index_20_Link" text:visited-style-name="Index_20_Link"><text:span text:style-name="T1">Activities before downloading</text:span></text:a><text:span text:style-name="T1"><text:tab/>9</text:span></text:p>
          <text:p text:style-name="P23"><text:a xlink:type="simple" xlink:href="#_w1a3k0o8gkys" text:style-name="Index_20_Link" text:visited-style-name="Index_20_Link"><text:span text:style-name="T1">Starting the download</text:span></text:a><text:span text:style-name="T1"><text:tab/>10</text:span></text:p>
          <text:p text:style-name="P23"><text:a xlink:type="simple" xlink:href="#_ng1wssg3s7m" text:style-name="Index_20_Link" text:visited-style-name="Index_20_Link"><text:span text:style-name="T1">TMR status</text:span></text:a><text:span text:style-name="T1"><text:tab/>11</text:span></text:p>
          <text:p text:style-name="P23"><text:a xlink:type="simple" xlink:href="#_8r9w8zrsideg" text:style-name="Index_20_Link" text:visited-style-name="Index_20_Link"><text:span text:style-name="T1">S1,S2 - status bytes identical to the standard status.</text:span></text:a><text:span text:style-name="T1"><text:tab/>12</text:span></text:p>
          <text:p text:style-name="P23"><text:a xlink:type="simple" xlink:href="#_uu7nio2aogbm" text:style-name="Index_20_Link" text:visited-style-name="Index_20_Link"><text:span text:style-name="T1">- <text:s/>Extended errors during authorization:</text:span></text:a><text:span text:style-name="T1"><text:tab/>13</text:span></text:p>
          <text:p text:style-name="P23"><text:a xlink:type="simple" xlink:href="#_1n2i5kvu4lfx" text:style-name="Index_20_Link" text:visited-style-name="Index_20_Link"><text:span text:style-name="T1">Authorization process</text:span></text:a><text:span text:style-name="T1"><text:tab/>14</text:span></text:p>
          <text:p text:style-name="P23"><text:a xlink:type="simple" xlink:href="#_rbciwrki5p3g" text:style-name="Index_20_Link" text:visited-style-name="Index_20_Link"><text:span text:style-name="T1">Data transfer</text:span></text:a><text:span text:style-name="T1"><text:tab/>17</text:span></text:p>
          <text:p text:style-name="P24"><text:a xlink:type="simple" xlink:href="#_nmztlmlygokl" text:style-name="Index_20_Link" text:visited-style-name="Index_20_Link"><text:span text:style-name="T1">Verification of the correctness of downloaded files</text:span></text:a><text:span text:style-name="T1"><text:tab/>18</text:span></text:p>
        </text:index-body>
      </text:table-of-content>
      <text:p text:style-name="P19"><text:bookmark text:name="_chc3v2ew316a"/></text:p>
      <text:p text:style-name="P19"><text:bookmark text:name="_v7kdp8b7ibvl"/></text:p>
      <text:p text:style-name="P19"><text:bookmark text:name="_1ogfgjf27u1e"/></text:p>
      <text:p text:style-name="P19"><text:bookmark text:name="_wxx3rx2o42j7"/></text:p>
      <text:p text:style-name="P19"><text:bookmark text:name="_3gcpmb115em4"/></text:p>
      <text:p text:style-name="P19"><text:bookmark text:name="_3ando89t0p07"/></text:p>
      <text:p text:style-name="Standard"/>
      <text:p text:style-name="Standard"/>
      <text:p text:style-name="Standard"/>
      <text:p text:style-name="Standard"/>
      <text:p text:style-name="Standard"/>
      <text:p text:style-name="P19"><text:bookmark text:name="_mdlxmo6dv6wt"/><text:soft-page-break/>General system architecture</text:p>
      <text:p text:style-name="Standard">In a car with a digital tachograph, TMR module is installed, which communicating with tachograph, performs the ordered readings tachograph mass memory or inserted to tachograph drivers cards. TMR module for receiving read and authorization orders, sending files on destination server is using installed in the car device Albatross S8. S8 device provides two way communication with TMR and destination server, downloading and sending status and transmission, support for confirmations receiving individual file fragments by the destination server.</text:p>
      <text:p text:style-name="Standard"/>
      <text:p text:style-name="Standard">On destination server two modules can be distinguished. First of them is TCP server module is responsible for communication with S8 device( sending commands, saving fragments of files, sending confirmations, sending authorization commands).TCP connection is used for communication, default used for sending telemetry data. Server and S8 device don’t make dedicated connection to download data from tachograph. Second module is API, used by application which is making process (TCA), for support authorization process. The task of this interface is to verify logged user to TCA, returning information about active process authorization data download (only one process can be active), transferring to TCA information about received authorization messages, sending response to authorization messages by using TCP server, forwarding the general status of the authorization process and support of information about status of the TCA application.</text:p>
      <text:p text:style-name="Standard"/>
      <text:p text:style-name="Standard">The last element of the downloading system from tachograph is TCA application. Application is communicating with server by using API REST-JSON. After logging in and reporting on the server periodically polls the server for new authorization process. Application received authorization communicats passes to proper SmartCard reader, in which company card is inserted. Answers received form the card is forwarded on server, in order to send them to tachograph.</text:p>
      <text:p text:style-name="Standard"/>
      <text:p text:style-name="Standard">TCA application can be download <text:s/>here:</text:p>
      <text:p text:style-name="Standard"/>
      <text:p text:style-name="Standard"><text:a xlink:type="simple" xlink:href="http://partner.albatross.com.pl/download/ENG_Terminal%20GPRS%20S%20FM%20-%20protocol%20integration/TMR%20integration/TachoCardAuthorizer%201.4.6.zip" text:style-name="ListLabel_20_109" text:visited-style-name="ListLabel_20_109"><text:span text:style-name="T3">http://partner.albatross.com.pl/download/ENG_Terminal%20GPRS%20S%20FM%20-%20protocol%20integration/TMR%20integration/TachoCardAuthorizer%201.4.6.zip</text:span></text:a></text:p>
      <text:p text:style-name="Standard">Java software is required to run application.</text:p>
      <text:p text:style-name="Standard"/>
      <text:p text:style-name="Standard">TCA application can work in two modes:</text:p>
      <text:list xml:id="list665830156" text:style-name="WWNum4">
        <text:list-item>
          <text:p text:style-name="P36">simple - with one reader and one company card</text:p>
        </text:list-item>
        <text:list-item>
          <text:p text:style-name="P36">multi-instance </text:p>
        </text:list-item>
      </text:list>
      <text:p text:style-name="Standard"/>
      <text:p text:style-name="Standard">Work with many readers cause adds a card number to selected queries, which is assigned to the instance that executes the query. Card number should be taken into account when allocating download orders downloaded from the list.</text:p>
      <text:p text:style-name="Standard"/>
      <text:p text:style-name="Standard"><text:a xlink:type="simple" xlink:href="http://partner.albatross.com.pl/download/ENG_Terminal%20GPRS%20S%20FM%20-%20protocol%20integration/TMR%20integration/TachoCardAuthorizer%20-%20implementation%20guide%20(08.07.2016).pdf" text:style-name="ListLabel_20_109" text:visited-style-name="ListLabel_20_109"><text:span text:style-name="T3">http://partner.albatross.com.pl/download/ENG_Terminal%20GPRS%20S%20FM%20-%20protocol%20integration/TMR%20integration/TachoCardAuthorizer%20-%20implementation%20guide%20(08.07.2016).pdf</text:span></text:a></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lku5ht7eb4or"/>Assumptions</text:p>
      <text:p text:style-name="Heading_20_2"><text:bookmark text:name="_ezh4ti2zdwg5"/>User accounts</text:p>
      <text:p text:style-name="Standard">System must have user accounts system. TCA application logs on one of indicated accounts <text:soft-page-break/>and carries authorization of vehicles assigned to a given accou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cshhnhl9r9a9"/>Downloading data process</text:p>
      <text:p text:style-name="Heading_20_2"><text:bookmark text:name="_hpf4nt9xdetj"/>Initial verification possibility of downloading data</text:p>
      <text:p text:style-name="Standard">Before downloading( allow user to download) on selected vehicle must be verified TCA status, TMR and S8 device</text:p>
      <text:p text:style-name="Standard"/>
      <text:list xml:id="list1141536846" text:style-name="WWNum6">
        <text:list-item>
          <text:p text:style-name="P37"><text:soft-page-break/>Is TCA logged in? (point 2.1 <text:a xlink:type="simple" xlink:href="http://partner.albatross.com.pl/download/ENG_Terminal%20GPRS%20S%20FM%20-%20protocol%20integration/TMR%20integration/TachoCardAuthorizer%20-%20implementation%20guide%20(08.07.2016).pdf" text:style-name="ListLabel_20_109" text:visited-style-name="ListLabel_20_109"><text:span text:style-name="T3">http://partner.albatross.com.pl/download/ENG_Terminal%20GPRS%20S%20FM%20-%20protocol%20integration/TMR%20integration/TachoCardAuthorizer%20-%20implementation%20guide%20(08.07.2016).pdf</text:span></text:a>)</text:p>
        </text:list-item>
        <text:list-item>
          <text:p text:style-name="P37">Is TCA status allows to start new downloading (reader detected, card is inserted, doesn’t authorize?) ( point 2.4 and 2.5 <text:a xlink:type="simple" xlink:href="http://partner.albatross.com.pl/download/ENG_Terminal%20GPRS%20S%20FM%20-%20protocol%20integration/TMR%20integration/TachoCardAuthorizer%20-%20implementation%20guide%20(08.07.2016).pdf" text:style-name="ListLabel_20_109" text:visited-style-name="ListLabel_20_109"><text:span text:style-name="T3">http://partner.albatross.com.pl/download/ENG_Terminal%20GPRS%20S%20FM%20-%20protocol%20integration/TMR%20integration/TachoCardAuthorizer%20-%20implementation%20guide%20(08.07.2016).pdf</text:span></text:a>)</text:p>
        </text:list-item>
        <text:list-item>
          <text:p text:style-name="P37">If TCA application is sending company card number, you need to verify is TCA application is taking good card number to carry out authorization in selected vehicle</text:p>
        </text:list-item>
        <text:list-item>
          <text:p text:style-name="P37">The last element requiring verification is TMR and tachograph status in vehicle, realized by the command: <text:span text:style-name="T4">$QR:CANCMD=B6223AC22CFF</text:span></text:p>
        </text:list-item>
      </text:list>
      <text:p text:style-name="Standard"/>
      <table:table table:name="Table1" table:style-name="Table1">
        <table:table-column table:style-name="Table1.A"/>
        <table:table-row table:style-name="Table1.1">
          <table:table-cell table:style-name="Table1.A1" office:value-type="string">
            <text:p text:style-name="P5">$AL+CANCMD=0000,B5203AF0</text:p>
          </table:table-cell>
        </table:table-row>
      </table:table>
      <text:p text:style-name="P25"/>
      <text:p text:style-name="P22"><text:tab/>We analyze answer according to the information below: </text:p>
      <text:p text:style-name="P25"/>
      <table:table table:name="Table2" table:style-name="Table2">
        <table:table-column table:style-name="Table2.A" table:number-columns-repeated="5"/>
        <table:table-column table:style-name="Table2.F"/>
        <table:table-row table:style-name="Table2.1">
          <table:table-cell table:style-name="Table2.A1" office:value-type="string">
            <text:p text:style-name="P6">Address</text:p>
          </table:table-cell>
          <table:table-cell table:style-name="Table2.A1" office:value-type="string">
            <text:p text:style-name="P6">Command</text:p>
          </table:table-cell>
          <table:table-cell table:style-name="Table2.A1" office:value-type="string">
            <text:p text:style-name="P6">D1</text:p>
          </table:table-cell>
          <table:table-cell table:style-name="Table2.A1" office:value-type="string">
            <text:p text:style-name="P6">D2</text:p>
          </table:table-cell>
          <table:table-cell table:style-name="Table2.A1" office:value-type="string">
            <text:p text:style-name="P6">D3</text:p>
          </table:table-cell>
          <table:table-cell table:style-name="Table2.A1" office:value-type="string">
            <text:p text:style-name="P6">SK</text:p>
          </table:table-cell>
        </table:table-row>
        <table:table-row table:style-name="Table2.1">
          <table:table-cell table:style-name="Table2.A1" office:value-type="string">
            <text:p text:style-name="P6">0xB6</text:p>
          </table:table-cell>
          <table:table-cell table:style-name="Table2.A1" office:value-type="string">
            <text:p text:style-name="P6">0x22</text:p>
          </table:table-cell>
          <table:table-cell table:style-name="Table2.A1" office:value-type="string">
            <text:p text:style-name="P6">P=3A</text:p>
          </table:table-cell>
          <table:table-cell table:style-name="Table2.A1" office:value-type="string">
            <text:p text:style-name="P6">INF</text:p>
          </table:table-cell>
          <table:table-cell table:style-name="Table2.A1" office:value-type="string">
            <text:p text:style-name="P6">INF2</text:p>
          </table:table-cell>
          <table:table-cell table:style-name="Table2.A1" office:value-type="string">
            <text:p text:style-name="P6">SK</text:p>
          </table:table-cell>
        </table:table-row>
      </table:table>
      <text:p text:style-name="P27"/>
      <text:p text:style-name="P22"><text:tab/>P= 0x3A - parameter code( informs about the vehicle - extended)</text:p>
      <text:p text:style-name="P22"><text:tab/>INF - information (8 bits)</text:p>
      <text:p text:style-name="P22"><text:tab/></text:p>
      <table:table table:name="Table3" table:style-name="Table3">
        <table:table-column table:style-name="Table3.A" table:number-columns-repeated="2"/>
        <table:table-column table:style-name="Table3.C"/>
        <table:table-column table:style-name="Table3.A" table:number-columns-repeated="2"/>
        <table:table-column table:style-name="Table3.C"/>
        <table:table-column table:style-name="Table3.G"/>
        <table:table-row table:style-name="Table3.1">
          <table:table-cell table:style-name="Table3.A1" office:value-type="string">
            <text:p text:style-name="P6">D1</text:p>
          </table:table-cell>
          <table:table-cell table:style-name="Table3.A1" office:value-type="string">
            <text:p text:style-name="P6">D0</text:p>
          </table:table-cell>
          <table:table-cell table:style-name="Table3.A1" office:value-type="string">
            <text:p text:style-name="P6">E1</text:p>
          </table:table-cell>
          <table:table-cell table:style-name="Table3.A1" office:value-type="string">
            <text:p text:style-name="P6">S1</text:p>
          </table:table-cell>
          <table:table-cell table:style-name="Table3.A1" office:value-type="string">
            <text:p text:style-name="P6">S0</text:p>
          </table:table-cell>
          <table:table-cell table:style-name="Table3.A1" office:value-type="string">
            <text:p text:style-name="P6">C1</text:p>
          </table:table-cell>
          <table:table-cell table:style-name="Table3.A1" office:value-type="string">
            <text:p text:style-name="P6">C0</text:p>
          </table:table-cell>
        </table:table-row>
      </table:table>
      <text:p text:style-name="P25"/>
      <text:p text:style-name="P25">C1:C0 - CAN bus activity</text:p>
      <text:p text:style-name="P25"><text:tab/><text:tab/>b’00’ - CAN bus asleep (inactive),</text:p>
      <text:p text:style-name="P28">b’01’ - CAN bus active,</text:p>
      <text:p text:style-name="P28">b’11’ - CAN bus error.</text:p>
      <text:p text:style-name="P29">S1:S0 - ignition state</text:p>
      <text:p text:style-name="P29"><text:tab/>b’00’ - ignition switch off,</text:p>
      <text:p text:style-name="P29"><text:tab/>b’01’ - ignition switch on</text:p>
      <text:p text:style-name="P29"/>
      <text:p text:style-name="P29"/>
      <text:p text:style-name="P29">b’11’ - information not available.</text:p>
      <text:p text:style-name="P30">E1:E0 - engine condition </text:p>
      <text:p text:style-name="P30"><text:tab/>b’00’ - engine off</text:p>
      <text:p text:style-name="P30"><text:tab/>b’01’ - engine on</text:p>
      <text:p text:style-name="P30"><text:tab/>b’11’ - information not available</text:p>
      <text:p text:style-name="P30">D1:D0 - remote downloading feature</text:p>
      <text:p text:style-name="P30"><text:tab/>b’00’ - function disabled</text:p>
      <text:p text:style-name="P30"><text:tab/>b’01’ - function enabled</text:p>
      <text:p text:style-name="P30"><text:tab/>b’11’ - information not available.</text:p>
      <text:p text:style-name="P25"><text:s/></text:p>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column table:style-name="Table4.B" table:number-columns-repeated="2"/>
        <text:soft-page-break/>
        <table:table-row table:style-name="Table4.1">
          <table:table-cell table:style-name="Table4.A1" office:value-type="string">
            <text:p text:style-name="P6">U3</text:p>
          </table:table-cell>
          <table:table-cell table:style-name="Table4.A1" office:value-type="string">
            <text:p text:style-name="P6">U2</text:p>
          </table:table-cell>
          <table:table-cell table:style-name="Table4.A1" office:value-type="string">
            <text:p text:style-name="P6">U1</text:p>
          </table:table-cell>
          <table:table-cell table:style-name="Table4.A1" office:value-type="string">
            <text:p text:style-name="P6">U0</text:p>
          </table:table-cell>
          <table:table-cell table:style-name="Table4.A1" office:value-type="string">
            <text:p text:style-name="P6">X1</text:p>
          </table:table-cell>
          <table:table-cell table:style-name="Table4.A1" office:value-type="string">
            <text:p text:style-name="P6">X0</text:p>
          </table:table-cell>
          <table:table-cell table:style-name="Table4.A1" office:value-type="string">
            <text:p text:style-name="P6">T1</text:p>
          </table:table-cell>
          <table:table-cell table:style-name="Table4.A1" office:value-type="string">
            <text:p text:style-name="P6">T0</text:p>
          </table:table-cell>
        </table:table-row>
      </table:table>
      <text:p text:style-name="P30"/>
      <text:p text:style-name="P30">T1:T0 - D8 bus activity</text:p>
      <text:p text:style-name="P28">b’00’ - D8 bus asleep (inactive),</text:p>
      <text:p text:style-name="P28">b’01’ - D8 bus active,</text:p>
      <text:p text:style-name="P28">b’10’ - D8 bus error,</text:p>
      <text:p text:style-name="P31">b’11’ - information not available.</text:p>
      <text:p text:style-name="P29">X1:X0 - is tachograph in CAN bus</text:p>
      <text:p text:style-name="P31">b’00’ - no tachograph</text:p>
      <text:p text:style-name="P31">b’01’ - tachograph present</text:p>
      <text:p text:style-name="P31">b’10’ - tachograph available</text:p>
      <text:p text:style-name="P31">b’11’ - information not available, for example no CAN connection.</text:p>
      <text:p text:style-name="P29">U3:U0 - CAN bus test result at device startup</text:p>
      <text:p text:style-name="P29"><text:tab/>b’0000’ - no test (backward compatibility),</text:p>
      <text:p text:style-name="Standard"><text:tab/><text:tab/><text:tab/>b’0001’ - OK, CAN bus can only read messages,</text:p>
      <text:p text:style-name="Standard"><text:tab/><text:tab/><text:tab/>b’0010’ - OK, CAN bus test correct,</text:p>
      <text:p text:style-name="Standard"><text:tab/><text:tab/><text:tab/>b’0100’ - error, CAN bus all the time in ,,1” state,</text:p>
      <text:p text:style-name="Standard"><text:tab/><text:tab/><text:tab/>b’0101’ - error, CAN bus all the time in ,,0” state.</text:p>
      <text:p text:style-name="Standard"><text:tab/><text:tab/><text:span text:style-name="T5"><text:tab/>Other values are unused, left for future use</text:span></text:p>
      <text:p text:style-name="Standard"><text:tab/>SK - CHECKSUM</text:p>
      <text:p text:style-name="Standard"/>
      <text:p text:style-name="Standard">We require, that the returned information be set to the following values</text:p>
      <text:list xml:id="list619002013" text:style-name="WWNum10">
        <text:list-item>
          <text:p text:style-name="P38">remote downloading feature enable</text:p>
        </text:list-item>
        <text:list-item>
          <text:p text:style-name="P38">CAN bus activity</text:p>
        </text:list-item>
        <text:list-item>
          <text:p text:style-name="P38">D8 bus activity</text:p>
        </text:list-item>
      </text:list>
      <text:p text:style-name="P30"/>
      <text:p text:style-name="P30"/>
      <text:p text:style-name="P30"/>
      <text:p text:style-name="P30"/>
      <text:p text:style-name="P30"/>
      <text:p text:style-name="P30"/>
      <text:p text:style-name="P30"/>
      <text:p text:style-name="P30"/>
      <text:p text:style-name="P22"/>
      <text:p text:style-name="Heading_20_2"><text:bookmark text:name="_xbz9omehwvtk"/>Activities before downloading</text:p>
      <text:p text:style-name="Standard">Before start downloading process for S8 module we are sending command which is resetting the last download and state of TMR module.</text:p>
      <text:p text:style-name="Standard"/>
      <table:table table:name="Table5" table:style-name="Table5">
        <table:table-column table:style-name="Table5.A"/>
        <table:table-row table:style-name="Table5.1">
          <table:table-cell table:style-name="Table5.A1" office:value-type="string">
            <text:p text:style-name="Standard">$AL+CANCMD=0000,B56980000000000000000080E1</text:p>
          </table:table-cell>
        </table:table-row>
      </table:table>
      <text:p text:style-name="Standard"/>
      <text:p text:style-name="Standard">In response, we are receiving response: $QR:CANCMD=B6609059</text:p>
      <table:table table:name="Table6" table:style-name="Table6">
        <table:table-column table:style-name="Table6.A"/>
        <table:table-row table:style-name="Table6.1">
          <table:table-cell table:style-name="Table6.A1" office:value-type="string">
            <text:p text:style-name="P5">$QR:CANCMD=B6609059</text:p>
          </table:table-cell>
        </table:table-row>
      </table:table>
      <text:p text:style-name="Standard"/>
      <text:p text:style-name="Standard">Second command, which need be sent (answer can be repeated) is $AL+TACHOVER <text:soft-page-break/>checking software version TMR:</text:p>
      <text:p text:style-name="Standard"/>
      <table:table table:name="Table7" table:style-name="Table7">
        <table:table-column table:style-name="Table7.A"/>
        <table:table-row table:style-name="Table7.1">
          <table:table-cell table:style-name="Table7.A1" office:value-type="string">
            <text:p text:style-name="P5">$AL+TACHOVER=0000,?</text:p>
          </table:table-cell>
        </table:table-row>
      </table:table>
      <text:p text:style-name="Standard"/>
      <text:p text:style-name="Standard">Posiadając odpowiedź np.: $QR:TACHOVER=1.4.6.0</text:p>
      <table:table table:name="Table8" table:style-name="Table8">
        <table:table-column table:style-name="Table8.A"/>
        <table:table-row table:style-name="Table8.1">
          <table:table-cell table:style-name="Table8.A1" office:value-type="string">
            <text:p text:style-name="P5">$QR:TACHOVER=1.1.50.0</text:p>
          </table:table-cell>
        </table:table-row>
      </table:table>
      <text:p text:style-name="Standard"/>
      <text:p text:style-name="Standard">Server will be able to specify which commands to send and which ones to skip in the proces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Heading_20_2"><text:bookmark text:name="_w1a3k0o8gkys"/>Starting the download</text:p>
      <text:p text:style-name="Standard"/>
      <text:p text:style-name="Standard">Download should start with sending this command: $OK:TACHOREQ+143926</text:p>
      <text:p text:style-name="Standard"/>
      <table:table table:name="Table9" table:style-name="Table9">
        <table:table-column table:style-name="Table9.A"/>
        <table:table-row table:style-name="Table9.1">
          <table:table-cell table:style-name="Table9.A1" office:value-type="string">
            <text:p text:style-name="Standard">$ST+TACHOREQ+143926=0000,0,0,1,0,0,0010</text:p>
          </table:table-cell>
        </table:table-row>
      </table:table>
      <text:p text:style-name="Standard"/>
      <text:p text:style-name="Standard">Each download process should be identify with by unique TAG number( for example: 143926). The introduction and maintenance of a unique ID / TAG download process is also required from the API interface used by the TCA application. The command parameters are:</text:p>
      <text:p text:style-name="Standard"/>
      <text:list xml:id="list3052966176" text:style-name="WWNum12">
        <text:list-item>
          <text:p text:style-name="P39">password for the S8 device</text:p>
        </text:list-item>
        <text:list-item>
          <text:p text:style-name="P39">the beginning time (unixtimestamp) pobierania pamięci masowej </text:p>
        </text:list-item>
        <text:list-item>
          <text:p text:style-name="P39">end time (unixtimestamp) mass memory download (two 0 mean not to download)</text:p>
        </text:list-item>
        <text:list-item>
          <text:p text:style-name="P39"><text:soft-page-break/>flag 0/1 download a driver card from 1 slot?</text:p>
        </text:list-item>
        <text:list-item>
          <text:p text:style-name="P39">flag 0/1 download a driver card from 2 slot?</text:p>
        </text:list-item>
        <text:list-item>
          <text:p text:style-name="P39">flag 0/1 download a driver card from additional slot</text:p>
        </text:list-item>
        <text:list-item>
          <text:p text:style-name="P39">information if the speed layer should be saved</text:p>
        </text:list-item>
      </text:list>
      <text:p text:style-name="Standard">In the response for the command we will get</text:p>
      <text:p text:style-name="Standard"/>
      <table:table table:name="Table10" table:style-name="Table10">
        <table:table-column table:style-name="Table10.A"/>
        <table:table-row table:style-name="Table10.1">
          <table:table-cell table:style-name="Table10.A1" office:value-type="string">
            <text:p text:style-name="Standard">$OK:TACHOREQ+143926</text:p>
          </table:table-cell>
        </table:table-row>
      </table:table>
      <text:p text:style-name="Standard"/>
      <text:p text:style-name="Standard">After getting confirmation download process can be tread as started. Method is described in point 2.7 in the documentation</text:p>
      <text:p text:style-name="Standard">(<text:a xlink:type="simple" xlink:href="http://partner.albatross.com.pl/download/ENG_Terminal%20GPRS%20S%20FM%20-%20protocol%20integration/TMR%20integration/TachoCardAuthorizer%20-%20implementation%20guide%20(08.07.2016).pdf" text:style-name="ListLabel_20_109" text:visited-style-name="ListLabel_20_109"><text:span text:style-name="T3">http://partner.albatross.com.pl/download/ENG_Terminal%20GPRS%20S%20FM%20-%20protocol%20integration/TMR%20integration/TachoCardAuthorizer%20-%20implementation%20guide%20(08.07.2016).pdf</text:span></text:a>) API interfaces should return information about new pending order. TCA will ask for the order data (point 2.8 of the documentation) and from that moment TCA will start asking server about status of the request and download next authorization communicats. Authorization will be initiated automatically by TMR </text:p>
      <text:p text:style-name="Standard"/>
      <text:p text:style-name="Standard">TACHOREQ description details can be found: <text:a xlink:type="simple" xlink:href="http://partner.albatross.com.pl/download/PL_Terminal%20GPRS%20S%20FM%20-%20integracja%20protokolu/S8TechnicalDocumentation_integration_with_TMR_1.02.pdf" text:style-name="ListLabel_20_109" text:visited-style-name="ListLabel_20_109"><text:span text:style-name="T3">http://partner.albatross.com.pl/download/PL_Terminal%20GPRS%20S%20FM%20-%20integracja%20protokolu/S8TechnicalDocumentation_integration_with_TMR_1.02.pdf</text:span></text:a></text:p>
      <text:p text:style-name="P22"/>
      <text:p text:style-name="P22"/>
      <text:p text:style-name="P22"/>
      <text:p text:style-name="P22"/>
      <text:p text:style-name="P22"/>
      <text:p text:style-name="P22"/>
      <text:p text:style-name="P22"/>
      <text:p text:style-name="P22"/>
      <text:p text:style-name="P22"/>
      <text:p text:style-name="P32"><text:bookmark text:name="_ng1wssg3s7m"/>TMR status</text:p>
      <text:p text:style-name="P4">From the moment when download started (sending TACHOREQ command), S8 device will asynchronously send TACHOSTATUS information. This information ( 2 bytes) allow to control all download process</text:p>
      <text:p text:style-name="P4"/>
      <table:table table:name="Table11" table:style-name="Table11">
        <table:table-column table:style-name="Table11.A"/>
        <table:table-row table:style-name="Table11.1">
          <table:table-cell table:style-name="Table11.A1" office:value-type="string">
            <text:p text:style-name="P4">$QR:TACHOSTATUS+143926=11,00</text:p>
            <text:p text:style-name="P9">($QR:TACHOSTATUS+143926=[S1],[S2])</text:p>
          </table:table-cell>
        </table:table-row>
      </table:table>
      <text:p text:style-name="P7"/>
      <text:p text:style-name="Standard"><text:span text:style-name="T6">S1 </text:span>- 1<text:span text:style-name="T6"> </text:span>device status:</text:p>
      <text:p text:style-name="Standard"><text:span text:style-name="T6">S1.0</text:span> = 1 authorization is in progress,</text:p>
      <text:p text:style-name="Standard"><text:span text:style-name="T6">S1.1</text:span> = 1.authorization is OK, (bit deleted on the next read request),</text:p>
      <text:p text:style-name="Standard"><text:span text:style-name="T6">S1.2</text:span> = 1 authorization error (bit deleted on the next read request),</text:p>
      <text:p text:style-name="Standard"><text:span text:style-name="T6">S1.3</text:span> = 1 device is downloading files from tachograph,</text:p>
      <text:p text:style-name="Standard"><text:span text:style-name="T6">S1.4</text:span> = 1 authorization process data ready to download from device, the tag is</text:p>
      <text:p text:style-name="P25">reset after reading all pending data (if the data is sent in one frame, the tag is reset after sending this frame, if the data is in 3 frames then the tag will be reset after <text:soft-page-break/>sending 3 frames)</text:p>
      <text:p text:style-name="Standard"><text:span text:style-name="T6">S1.7:S1.5</text:span> = reading error details. Details S1.7:S1.5 they form whole with authorization error bit</text:p>
      <text:p text:style-name="Standard">S1.2. The division results from the compatibility of the communication protocol for older devices.</text:p>
      <text:p text:style-name="Standard">Bits S1.7:S1.5 they are deleted at the next read request. Meaning of bits:</text:p>
      <text:list xml:id="list175379220" text:style-name="WWNum2">
        <text:list-item>
          <text:p text:style-name="P40"><text:span text:style-name="T6">000</text:span> - no error,</text:p>
        </text:list-item>
      </text:list>
      <text:p text:style-name="Standard"/>
      <text:p text:style-name="Standard">In system you can send requests:</text:p>
      <text:list xml:id="list479994776" text:style-name="WWNum9">
        <text:list-item>
          <text:p text:style-name="P41"><text:span text:style-name="T6">001</text:span> - it's been 24 hours since the ignition was turned off, tachograph gone to sleep mode (this error code is generated by basis on the Tachograph Memory Reader timer, attempt connecting with tachograph is no executed.),</text:p>
        </text:list-item>
        <text:list-item>
          <text:p text:style-name="P41"><text:span text:style-name="T6">010</text:span> - It's been 2 hours since the last authorization session and the ignition switch was not present in the meantime, the tachograph went to sleep (this error code is generated on the basis of the Tachograph Memory Reader, no attempt to connect with the tachograph),</text:p>
        </text:list-item>
        <text:list-item>
          <text:p text:style-name="P41"><text:span text:style-name="T6">011</text:span> - no response from the CAN tachograph (damaged CAN wires or disabled CAN in the tachograph),</text:p>
        </text:list-item>
        <text:list-item>
          <text:p text:style-name="P41"><text:span text:style-name="T6">100</text:span> - no opening of the session with the tachograph (remote data download is disabled in tachograph),</text:p>
        </text:list-item>
        <text:list-item>
          <text:p text:style-name="P41"><text:span text:style-name="T6">101</text:span> - no response or incorrect for company card notification ( remote data download is disabled in tachograph),</text:p>
        </text:list-item>
        <text:list-item>
          <text:p text:style-name="P41"><text:span text:style-name="T6">110</text:span> - error during downloading file,</text:p>
        </text:list-item>
        <text:list-item>
          <text:p text:style-name="P41"><text:span text:style-name="T6">111</text:span>- extension of errors, details in the extended status</text:p>
        </text:list-item>
      </text:list>
      <text:p text:style-name="P4"/>
      <text:p text:style-name="P4"><text:span text:style-name="T6">S2</text:span> - files in device’s memory,</text:p>
      <text:p text:style-name="P4"><text:span text:style-name="T6">S2.0</text:span> = file read from tachograph is in the device memory,</text:p>
      <text:p text:style-name="P4"><text:span text:style-name="T6">S2.1</text:span> = file read from card in slot 1 is in the device memory</text:p>
      <text:p text:style-name="P4"><text:span text:style-name="T6">S2.2</text:span> = file read from card in slot 2 is in the device memory</text:p>
      <text:p text:style-name="P22"/>
      <text:p text:style-name="Standard"><text:span text:style-name="T6">S2.3</text:span> = file read from the external reader is in the device memory,</text:p>
      <text:p text:style-name="Standard"><text:span text:style-name="T6">S2.4 </text:span>= file read from the tachograph has already been read from the device (it can be read again, bit S2.0 is still set), the tag is set after reading the whole device file.</text:p>
      <text:p text:style-name="Standard"><text:span text:style-name="T6">S2.5</text:span> = file read from the card in slot 1 has already been read from the device (it can be read again, bit S2.1 is still set), the tag is set after reading the whole device file.</text:p>
      <text:p text:style-name="Standard"><text:span text:style-name="T6">S2.6</text:span> = file read from the card in slot 2 has already been read from the device (it can be read again, bit S2.2 is still set), the tag is set after reading the whole device file.</text:p>
      <text:p text:style-name="Standard"><text:span text:style-name="T6">S2.7</text:span> = file read from the external reader has been read from the device (it can be read again, bit 2.3 is still set), the tag is set after reading the whole device file</text:p>
      <text:p text:style-name="Standard"/>
      <text:p text:style-name="Standard">In the system, you can send inquiries for additional status information by sending a command:</text:p>
      <text:p text:style-name="Standard"/>
      <table:table table:name="Table12" table:style-name="Table12">
        <table:table-column table:style-name="Table12.A"/>
        <table:table-row table:style-name="Table12.1">
          <table:table-cell table:style-name="Table12.A1" office:value-type="string">
            <text:p text:style-name="Standard">$AL+CANCMD+143926=0000,B56010DA</text:p>
          </table:table-cell>
        </table:table-row>
      </table:table>
      <text:p text:style-name="Standard"/>
      <text:p text:style-name="Standard">If the command is supported, we get the answer:</text:p>
      <text:p text:style-name="Standard"/>
      <table:table table:name="Table13" table:style-name="Table13">
        <table:table-column table:style-name="Table13.A"/>
        <text:soft-page-break/>
        <table:table-row table:style-name="Table13.1">
          <table:table-cell table:style-name="Table13.A1" office:value-type="string">
            <text:p text:style-name="Standard">$QR:CANCMD+143926=B66301000000E5</text:p>
            <text:p text:style-name="P8">($QR:CANCMD+143926=B66301[S1][S2][S3]E5)</text:p>
          </table:table-cell>
        </table:table-row>
      </table:table>
      <text:p text:style-name="P11"><text:bookmark text:name="_fx3aux31rk2i"/></text:p>
      <text:p text:style-name="P12"><text:bookmark text:name="_8r9w8zrsideg"/><text:span text:style-name="T7">S1,S2</text:span><text:span text:style-name="T8"><text:tab/>- status bytes identical to the standard status.</text:span></text:p>
      <text:p text:style-name="Standard"><text:span text:style-name="T6">S3</text:span><text:tab/>- extended error code, reset when next order is read or canceling current reading. Description of value of this byte below:</text:p>
      <text:p text:style-name="Standard"/>
      <text:p text:style-name="Standard">-Extended errors before downloading:</text:p>
      <text:list xml:id="list676890105" text:style-name="WWNum3">
        <text:list-item>
          <text:p text:style-name="P42">0x01 - too small terminal receiving buffer to operate the Tachograph Memory Reader.</text:p>
        </text:list-item>
        <text:list-item>
          <text:p text:style-name="P42">0x02 - no CAN communication with the tachograph, no answer on the bus,</text:p>
        </text:list-item>
        <text:list-item>
          <text:p text:style-name="P42">0x03 - no CAN communication with the tachograph, there are hardware confirmations of the frames sent</text:p>
        </text:list-item>
        <text:list-item>
          <text:p text:style-name="P42">0x04 - other read in progress,</text:p>
        </text:list-item>
        <text:list-item>
          <text:p text:style-name="P42">0x05 - remote read in tachograph disabled,</text:p>
        </text:list-item>
        <text:list-item>
          <text:p text:style-name="P42">0x06 -read only possible with the key switch, inactive switch (EFAS, VDO 1.3, VDO 1.4),</text:p>
        </text:list-item>
        <text:list-item>
          <text:p text:style-name="P42">0x07 - 24 hours have passed since the ignition was switched on, tachograph <text:s text:c="2"/>gone to sleep</text:p>
        </text:list-item>
        <text:list-item>
          <text:p text:style-name="P42">0x08 - 2 hours have passed since the last file was downloaded without the ignition, tachograph gone to sleep,</text:p>
        </text:list-item>
        <text:list-item>
          <text:p text:style-name="P42">0x09 - company, control or workshop card in the tachograph,</text:p>
        </text:list-item>
        <text:list-item>
          <text:p text:style-name="P42">0x0a - date STOP less than data START</text:p>
        </text:list-item>
        <text:list-item>
          <text:p text:style-name="P42">0x0b - the automatic end date was selected and the RTC timer in TMR not set,</text:p>
        </text:list-item>
      </text:list>
      <text:p text:style-name="P22"/>
      <text:p text:style-name="P22"/>
      <text:p text:style-name="P22"/>
      <text:p text:style-name="P22"/>
      <text:list xml:id="list3567673796" text:style-name="WWNum8">
        <text:list-item>
          <text:p text:style-name="P43">0x0c - lack of the main order markers (card 1, card 2, tacho) there are only additional tags</text:p>
        </text:list-item>
        <text:list-item>
          <text:p text:style-name="P43">0x0d - tachograph not activated (in factory condition),</text:p>
        </text:list-item>
        <text:list-item>
          <text:p text:style-name="P43">0x0e - connection opening with tachograph error,</text:p>
        </text:list-item>
        <text:list-item>
          <text:p text:style-name="P43">0x0f - company card registration error</text:p>
        </text:list-item>
      </text:list>
      <text:p text:style-name="P34"><text:bookmark text:name="_uu7nio2aogbm"/>- <text:s/>Extended errors during authorization:</text:p>
      <text:list xml:id="list4191844356" text:style-name="WWNum5">
        <text:list-item>
          <text:p text:style-name="P44">0x10 - inquiry wasn’t send to company card (terminal didn’t read the data packet prepared by the Tachograph Memory Reader),</text:p>
        </text:list-item>
        <text:list-item>
          <text:p text:style-name="P44">0x11 - no answer from the company card</text:p>
        </text:list-item>
        <text:list-item>
          <text:p text:style-name="P44">0x12 - wrong answer answered from the company card</text:p>
        </text:list-item>
        <text:list-item>
          <text:p text:style-name="P44">0x13 - company card validity hasn’t come yet</text:p>
        </text:list-item>
        <text:list-item>
          <text:p text:style-name="P44">0x14 - company card expiration date has passed</text:p>
        </text:list-item>
        <text:list-item>
          <text:p text:style-name="P44">0x18 - unknown authorization error</text:p>
        </text:list-item>
        <text:list-item>
          <text:p text:style-name="P44">0x1f <text:s/>- read request canceled (command 0x69, parameter 0x80).</text:p>
        </text:list-item>
      </text:list>
      <text:p text:style-name="Standard"/>
      <text:p text:style-name="Standard">Extended errors while reading <text:s/>file:</text:p>
      <text:list xml:id="list770355388" text:style-name="WWNum7">
        <text:list-item>
          <text:p text:style-name="P45">0x20 - wrong tachograph answer while preparing file,</text:p>
        </text:list-item>
        <text:list-item>
          <text:p text:style-name="P45">0x21 - error while downloading file,</text:p>
        </text:list-item>
        <text:list-item>
          <text:p text:style-name="P45"><text:soft-page-break/>0x22 - Date of last tachograph reading not found (it was chosen automatically),</text:p>
        </text:list-item>
        <text:list-item>
          <text:p text:style-name="P45">0x23 - date of the last reading is bigger than the specified end date of the reading (the automatic date start option was selected and the end date of the reading was given).</text:p>
        </text:list-item>
      </text:list>
      <text:p text:style-name="Standard"><text:span text:style-name="T6">S3a</text:span> - memory of the extended error code. This is the error code from the byte</text:p>
      <text:p text:style-name="Standard"><text:s/><text:span text:style-name="T6">S3</text:span> remembered at the next order or canceling the download.</text:p>
      <text:p text:style-name="Standard"/>
      <text:p text:style-name="Standard"/>
      <text:p text:style-name="Standard"/>
      <text:p text:style-name="Standard"/>
      <text:p text:style-name="Heading_20_2"><text:bookmark text:name="_2y8lf85vxfbn"/></text:p>
      <text:p text:style-name="Heading_20_2"><text:bookmark text:name="_qxqow3tuw7of"/></text:p>
      <text:p text:style-name="P33"><text:bookmark text:name="_1n2i5kvu4lfx"/>Authorization process</text:p>
      <text:p text:style-name="Standard">The authorization process consists in collecting a number of authorization packages, submitting them to the TCA and providing a feedback response.</text:p>
      <text:p text:style-name="Standard"/>
      <table:table table:name="Table14" table:style-name="Table14">
        <table:table-column table:style-name="Table14.A"/>
        <table:table-row table:style-name="Table14.1">
          <table:table-cell table:style-name="Table14.A1" office:value-type="string">
            <text:p text:style-name="Standard">$QR:TACHODATA+143926=1,0100A4020C020002</text:p>
          </table:table-cell>
        </table:table-row>
      </table:table>
      <text:p text:style-name="Standard"/>
      <text:p text:style-name="Standard">Authorization packages are sent by a command TACHODATA, which in the first argument contains the sequence number (which should be controlled) and data to transmitted to the TCA (we forward them directly in text form as they have been received).</text:p>
      <text:p text:style-name="Standard">To receive TCA authorization packages, it will periodically invoke the methods described in items 2.9, 2.10, 2.11 of the TCA documentation (<text:a xlink:type="simple" xlink:href="http://partner.albatross.com.pl/download/ENG_Terminal%20GPRS%20S%20FM%20-%20protocol%20integration/TMR%20integration/TachoCardAuthorizer%20-%20implementation%20guide%20(08.07.2016).pdf" text:style-name="ListLabel_20_109" text:visited-style-name="ListLabel_20_109"><text:span text:style-name="T3">http://partner.albatross.com.pl/download/ENG_Terminal%20GPRS%20S%20FM%20-%20protocol%20integration/TMR%20integration/TachoCardAuthorizer%20-%20implementation%20guide%20(08.07.2016).pdf</text:span></text:a>). Answers will be sent by calling the method described in point 2.12 in the same documentation.</text:p>
      <text:p text:style-name="Standard"/>
      <text:p text:style-name="Standard">Answers are passed in the form of a command. TCA sends only the underlined fragment in the query:</text:p>
      <text:p text:style-name="Standard"/>
      <table:table table:name="Table15" table:style-name="Table15">
        <table:table-column table:style-name="Table15.A"/>
        <table:table-row table:style-name="Table15.1">
          <table:table-cell table:style-name="Table15.A1" office:value-type="string">
            <text:p text:style-name="Standard">$ST+TACHODATA+143926=0000,1,<text:span text:style-name="T9">9000</text:span></text:p>
          </table:table-cell>
        </table:table-row>
      </table:table>
      <text:p text:style-name="Standard"/>
      <text:p text:style-name="Standard">In response to the correctly TACHODATA command, we receive:</text:p>
      <table:table table:name="Table16" table:style-name="Table16">
        <table:table-column table:style-name="Table16.A"/>
        <table:table-row table:style-name="Table16.1">
          <table:table-cell table:style-name="Table16.A1" office:value-type="string">
            <text:p text:style-name="Standard">$OK:TACHODATA+143926</text:p>
          </table:table-cell>
        </table:table-row>
      </table:table>
      <text:p text:style-name="Standard"/>
      <text:p text:style-name="Standard">Despite receiving $OK:TACHODATA for next commands shouldn't be concluded on this basis that the authorization process will be successful.</text:p>
      <text:p text:style-name="Standard">Number of packages (the maximum sequence number may be different each authorization process). Usually it’s a few authorization packages. The authorization packages themselves are also of different lengths</text:p>
      <text:p text:style-name="Standard"/>
      <text:p text:style-name="Standard">Example of further part of authorization:</text:p>
      <table:table table:name="Table17" table:style-name="Table17">
        <table:table-column table:style-name="Table17.A"/>
        <table:table-row table:style-name="Table17.1">
          <table:table-cell table:style-name="Table17.A1" office:value-type="string">
            <text:p text:style-name="Standard">$QR:TACHODATA+143926=2,0000B0000009</text:p>
            <text:p text:style-name="Standard">$ST+TACHODATA+143926=0000,2,00012960F4081591899000</text:p>
            <text:p text:style-name="Standard">$OK:TACHODATA+143926</text:p>
            <text:p text:style-name="Standard"/>
            <text:p text:style-name="Standard">$QR:TACHODATA+143926=3,0000A4040C06FF544143484F</text:p>
            <text:p text:style-name="Standard">$ST+TACHODATA+143926=0000,3,9000</text:p>
            <text:p text:style-name="Standard">$OK:TACHODATA+143926</text:p>
            <text:p text:style-name="Standard"/>
            <text:p text:style-name="Standard">$QR:TACHODATA+143926=4,0000A4020C020501</text:p>
            <text:p text:style-name="Standard">$ST+TACHODATA+143926=0000,4,9000</text:p>
            <text:p text:style-name="Standard">$OK:TACHODATA+143926</text:p>
            <text:p text:style-name="Standard"/>
            <text:p text:style-name="Standard"><text:soft-page-break/>$QR:TACHODATA+143926=5,0000B0000001</text:p>
            <text:p text:style-name="Standard">$ST+TACHODATA+143926=0000,5,049000</text:p>
            <text:p text:style-name="Standard">$OK:TACHODATA+143926</text:p>
            <text:p text:style-name="Standard"/>
            <text:p text:style-name="Standard">$QR:TACHODATA+143926=6,000022C1B60A83080015C8260413FFA1</text:p>
            <text:p text:style-name="Standard">$ST+TACHODATA+143926=0000,6,9000</text:p>
            <text:p text:style-name="Standard">$OK:TACHODATA+143926</text:p>
            <text:p text:style-name="Standard"/>
            <text:p text:style-name="Standard">$QR:TACHODATA+143926=7,0000880000100A1B8A750847A4BB0015C8260413FFA180</text:p>
            <text:p text:style-name="Standard">$ST+TACHODATA+143926=0000,7,579AA6870EE1CFF67C1E247D01961720F406EAFB1494E052E65DBB7BB858F987E35A1DF15F265A9F61EFB6307F574F5EF3814B424E7AFD8C6D7DD95591873767F426C7891E695817236DCA5B2C3610C26ADF60064F19657DA70431C1284BD272538AF80D1A1D3755B0212223F9E1A4DE239BCA22C62F4BCE6554A7DE276370DC9000</text:p>
            <text:p text:style-name="Standard">$OK:TACHODATA+143926</text:p>
            <text:p text:style-name="Standard"/>
            <text:p text:style-name="Standard">$QR:TACHODATA+143926=8,000084000008</text:p>
            <text:p text:style-name="Standard">$ST+TACHODATA+143926=0000,8,7577F576C5FDBE0B9000</text:p>
            <text:p text:style-name="Standard">$OK:TACHODATA+143926</text:p>
            <text:p text:style-name="Standard"/>
            <text:p text:style-name="Standard">$QR:TACHODATA+143926=9,000082000080B124275C675B84C5EFC5BB9879E7D99FBCD6A6F8D755898CE20EE33B439BCCE9A98727045B70A86C577461E9441221E5B9166F1B449ACF6E0890837CF5647F3A3B60FB8B9503A775782C4CDC24977E8EE8E0D889BC4C04A2F7BBAE2D9227E1BF371C0AC58D7E6E9FC3FFCB435E2B0AC795E33311EB01FD67391BF4E91D57E3BD</text:p>
            <text:p text:style-name="Standard">$ST+TACHODATA+143926=0000,9,9000</text:p>
            <text:p text:style-name="Standard">$OK:TACHODATA+143926</text:p>
            <text:p text:style-name="Standard"/>
            <text:p text:style-name="Standard">$QR:TACHODATA+143926=10,0000A4020C020501</text:p>
            <text:p text:style-name="Standard">$ST+TACHODATA+143926=0000,10,9000</text:p>
            <text:p text:style-name="Standard">$OK:TACHODATA+143926</text:p>
            <text:p text:style-name="Standard"/>
            <text:p text:style-name="Standard">$QR:TACHODATA+143926=11,000CB00000099701018E04C73D8AC600</text:p>
            <text:p text:style-name="Standard">$ST+TACHODATA+143926=0000,11,8101048E04382AE3B59000</text:p>
            <text:p text:style-name="Standard">$OK:TACHODATA+143926</text:p>
            <text:p text:style-name="Standard"/>
            <text:p text:style-name="Standard">$QR:TACHODATA+143926=12,0000A4020C020520</text:p>
            <text:p text:style-name="Standard">$ST+TACHODATA+143926=0000,12,9000</text:p>
            <text:p text:style-name="Standard">$OK:TACHODATA+143926</text:p>
            <text:p text:style-name="Standard"/>
            <text:p text:style-name="Standard">$QR:TACHODATA+143926=13,000CB000000997018B8E04CA3179B500</text:p>
            <text:p text:style-name="Standard">$ST+TACHODATA+143926=0000,13,81818B2834393531323230353736373030303030015057505720532E412E202020202020202020202020202020202020202020202020202055E3990055E399005F4C3D7F01414C424154524F535320202020202020202020202020202020202020202020202020200130352D303930205261737A796E20202020202020202020202020202020202020202020706C8E0425611D119000</text:p>
            <text:p text:style-name="Standard"><text:soft-page-break/>$OK:TACHODATA+143926</text:p>
          </table:table-cell>
        </table:table-row>
      </table:table>
      <text:p text:style-name="Standard"/>
      <text:p text:style-name="Standard">Authorization may end positively or error. Positive end of authorization should be recognized by reading the appropriate information sent by the tachostatus command, eg:</text:p>
      <text:p text:style-name="Standard"/>
      <table:table table:name="Table18" table:style-name="Table18">
        <table:table-column table:style-name="Table18.A"/>
        <table:table-row table:style-name="Table18.1">
          <table:table-cell table:style-name="Table18.A1" office:value-type="string">
            <text:p text:style-name="Standard">$QR:TACHOSTATUS+143926=0A,00</text:p>
          </table:table-cell>
        </table:table-row>
      </table:table>
      <text:p text:style-name="Standard"/>
      <text:p text:style-name="Standard">After the authorization is completed, the status of the order returned to the TCA should be set accordingly in accordance with point 1.5 of the documentation (<text:a xlink:type="simple" xlink:href="http://partner.albatross.com.pl/download/ENG_Terminal%20GPRS%20S%20FM%20-%20protocol%20integration/TMR%20integration/TachoCardAuthorizer%20-%20implementation%20guide%20(08.07.2016).pdf" text:style-name="ListLabel_20_109" text:visited-style-name="ListLabel_20_109"><text:span text:style-name="T3">http://partner.albatross.com.pl/download/ENG_Terminal%20GPRS%20S%20FM%20-%20protocol%20integration/TMR%20integration/TachoCardAuthorizer%20-%20implementation%20guide%20(08.07.2016).pdf</text:span></text:a>). </text:p>
      <text:p text:style-name="Standard"/>
      <text:p text:style-name="Standard">If the authorization fails, we will get $QR:TACHOSTATUS+143926=04,00 and also $ER+TACHOREQ=13.</text:p>
      <text:p text:style-name="Heading_20_2"><text:bookmark text:name="_ajk9d9sexpwd"/></text:p>
      <text:p text:style-name="Heading_20_2"><text:bookmark text:name="_1rb4xn9q5iox"/></text:p>
      <text:p text:style-name="P33"><text:bookmark text:name="_rbciwrki5p3g"/>Data transfer</text:p>
      <text:p text:style-name="Standard">Data are sent in TACHOFILE command form. Each tachofile command after saving need to be confirmed in the same way as data frame (2 bytes FBF9). The body of the command (after the =) is sent as a binary package, which must be correctly parsed for correct transmission. Sample package:</text:p>
      <text:p text:style-name="Standard"/>
      <table:table table:name="Table19" table:style-name="Table19">
        <table:table-column table:style-name="Table19.A"/>
        <table:table-row table:style-name="Table19.1">
          <table:table-cell table:style-name="Table19.A1" office:value-type="string">
            <text:p text:style-name="Standard">$QR:TACHOFILE+143926=\xb6o\x03\x00\x00\xd4\x00\x02\x00\x00\x19\x00\x01\x1c,T<text:tab/>\x16\x90\x89e1 \x00PL89x\x00\x00\x00\x05\x00\x00\x08\x00\x01\x10;\xa3\x14R6\x05\x01\x00\x00</text:p>
            <text:p text:style-name="Standard">\x01\x00\x00\x0c\x185\xd0\x00\xc8p\x05\x01\x01\x00\x80\x07Dl^t(\x13t\xcc\xaa\xa7h\x01\xf2j8\xb7\x0c\xb4\xb0\xb0+&gt;cn\x11~\x11\xb2]|\xa4\x02d\xcb\x8faC\x8f@\xf0\x04\xa1\x06\x8f\xc2G\xe7\xe3D\xe1m\xe1\xdf3\xda\\x14\x1e\x1e\x84\xf5o\x00S\x01?h\xc7\xee\xe9;\xc0\x0c\xc2\x07\x11\x0eU&lt;\xbf\x15\x08(\xc4S\xa9\xe6\xe0\xfbEd\x04\x02\xe8\xa1\xba\x17\xba\x1b!&lt; A\xdbYV</text:p>
            <text:p text:style-name="Standard">x\x87\x87P\xf4\xfb\xd7\xfa\x1c\x83~G\x90k\xc0\x16\xeb\xdaE\x92\x05 \x00\x00\x8f(192111302933000\x16</text:p>
          </table:table-cell>
        </table:table-row>
      </table:table>
      <text:p text:style-name="Standard"/>
      <text:p text:style-name="Standard">Each packet starts with 5 bytes of the header:</text:p>
      <text:p text:style-name="Standard">B6 6F 03 00 00 d4</text:p>
      <text:p text:style-name="Standard"/>
      <text:p text:style-name="Standard">The structure of the header and the entire body of the TACHOFILE command is described in the document:</text:p>
      <text:p text:style-name="Standard"><text:a xlink:type="simple" xlink:href="https://docs.google.com/document/d/1IAWKi0eFUj0vaIb3toAQmE3ps9ds5AI8dUGBv8JeulQ/edit?usp=sharing" text:style-name="ListLabel_20_109" text:visited-style-name="ListLabel_20_109"><text:span text:style-name="T3">https://docs.google.com/document/d/1IAWKi0eFUj0vaIb3toAQmE3ps9ds5AI8dUGBv8JeulQ/edit?usp=sharing</text:span></text:a></text:p>
      <text:p text:style-name="Standard"/>
      <text:p text:style-name="Standard">Due to the fact that one authorization process may result in downloading more than one file, the type of the file should be verified with a description, which is sent in the chosen command and the fragment number. Due to the potential possibility of retransmission and loss, you need to verify next sequential numbers for packages and properly keep saving download files in process.</text:p>
      <text:p text:style-name="Standard"/>
      <text:p text:style-name="Standard">The download process ends with a message being sent to the server $QR:TACHOREQ np.:</text:p>
      <text:p text:style-name="Standard"/>
      <table:table table:name="Table20" table:style-name="Table20">
        <table:table-column table:style-name="Table20.A"/>
        <table:table-row table:style-name="Table20.1">
          <table:table-cell table:style-name="Table20.A1" office:value-type="string">
            <text:p text:style-name="Standard">$QR:TACHOREQ+143926=,C_20180108_1235_Damian_Kowalewski_1921113029330000.DDD,,</text:p>
          </table:table-cell>
        </table:table-row>
      </table:table>
      <text:p text:style-name="Standard"/>
      <text:p text:style-name="Standard">Verify that the response to the command contains the correct (with .DDD extension) the names of files that have been requested to be downloaded. After handling this message, the download process can be considered completed. You must also verify the correctness of the whole process using three commands.</text:p>
      <text:p text:style-name="Heading_20_2"><text:bookmark text:name="_gq3wwj6vhok"/></text:p>
      <text:p text:style-name="P33"><text:bookmark text:name="_nmztlmlygokl"/>Verification of the correctness of downloaded files</text:p>
      <text:p text:style-name="Standard">In order to verify the correctness, TMR gives the possibility (depending on the version) of checking:</text:p>
      <text:p text:style-name="Standard"/>
      <text:list xml:id="list4239683603" text:style-name="WWNum11">
        <text:list-item>
          <text:p text:style-name="P46">size of the downloaded file, command</text:p>
        </text:list-item>
      </text:list>
      <text:p text:style-name="P4"/>
      <table:table table:name="Table21" table:style-name="Table21">
        <table:table-column table:style-name="Table21.A"/>
        <table:table-row table:style-name="Table21.1">
          <table:table-cell table:style-name="Table21.A1" office:value-type="string">
            <text:p text:style-name="P4">$AL+CANCMD+143926=0000,B5611301D5</text:p>
          </table:table-cell>
        </table:table-row>
      </table:table>
      <text:p text:style-name="P26"/>
      <text:p text:style-name="P26">answer:</text:p>
      <text:p text:style-name="P26"/>
      <table:table table:name="Table22" table:style-name="Table22">
        <table:table-column table:style-name="Table22.A"/>
        <table:table-row table:style-name="Table22.1">
          <table:table-cell table:style-name="Table22.A1" office:value-type="string">
            <text:p text:style-name="P4">$QR:CANCMD+143926=B66513012166000049</text:p>
          </table:table-cell>
        </table:table-row>
      </table:table>
      <text:p text:style-name="P4"/>
      <text:list xml:id="list105512892607947" text:continue-numbering="true" text:style-name="WWNum11">
        <text:list-item>
          <text:p text:style-name="P46">the cumulative sum of the downloaded file (we ask from version 1.1.58.0), command:</text:p>
        </text:list-item>
      </text:list>
      <text:p text:style-name="Standard"/>
      <table:table table:name="Table23" table:style-name="Table23">
        <table:table-column table:style-name="Table23.A"/>
        <table:table-row table:style-name="Table23.1">
          <table:table-cell table:style-name="Table23.A1" office:value-type="string">
            <text:p text:style-name="P4">$AL+CANCMD+143926=0000,B5611304D2</text:p>
          </table:table-cell>
        </table:table-row>
      </table:table>
      <text:p text:style-name="P26"/>
      <text:p text:style-name="P26">answer:</text:p>
      <text:p text:style-name="P26"/>
      <table:table table:name="Table24" table:style-name="Table24">
        <table:table-column table:style-name="Table24.A"/>
        <table:table-row table:style-name="Table24.1">
          <table:table-cell table:style-name="Table24.A1" office:value-type="string">
            <text:p text:style-name="P4">$QR:CANCMD+143926=B665130451F30E007B</text:p>
          </table:table-cell>
        </table:table-row>
      </table:table>
      <text:p text:style-name="P4"/>
      <text:list xml:id="list105514708329380" text:continue-numbering="true" text:style-name="WWNum11">
        <text:list-item>
          <text:p text:style-name="P46">use in the process of authorization properly company card (concerns only downloading mass storage), we ask from version 1.1.52.0, command:</text:p>
        </text:list-item>
      </text:list>
      <text:p text:style-name="Standard"/>
      <table:table table:name="Table25" table:style-name="Table25">
        <table:table-column table:style-name="Table25.A"/>
        <table:table-row table:style-name="Table25.1">
          <table:table-cell table:style-name="Table25.A1" office:value-type="string">
            <text:p text:style-name="P4">$AL+CANCMD+143926=0000,B5611206D1</text:p>
          </table:table-cell>
        </table:table-row>
      </table:table>
      <text:p text:style-name="P26"/>
      <text:p text:style-name="P26">answer:</text:p>
      <text:p text:style-name="P25"/>
      <table:table table:name="Table26" table:style-name="Table26">
        <table:table-column table:style-name="Table26.A"/>
        <table:table-row table:style-name="Table26.1">
          <table:table-cell table:style-name="Table26.A1" office:value-type="string">
            <text:p text:style-name="P4">$QR:CANCMD=B66212062304</text:p>
          </table:table-cell>
        </table:table-row>
      </table:table>
      <text:p text:style-name="P4"/>
      <text:p text:style-name="P4">If during the download 3 files were downloaded (card 1 and 2 and mass memory, assuming their support via TMR you should send 7 commands):</text:p>
      <text:list xml:id="list666149506" text:style-name="WWNum1">
        <text:list-item>
          <text:p text:style-name="P47">downloading driver 1 card size</text:p>
        </text:list-item>
        <text:list-item>
          <text:p text:style-name="P47">downloading driver 2 card size</text:p>
        </text:list-item>
        <text:list-item>
          <text:p text:style-name="P47">downloading mass memory size</text:p>
        </text:list-item>
        <text:list-item>
          <text:p text:style-name="P47">downloading driver 1 card cumulative sum</text:p>
        </text:list-item>
        <text:list-item>
          <text:p text:style-name="P47">downloading driver 2 card cumulative sum</text:p>
        </text:list-item>
        <text:list-item>
          <text:p text:style-name="P47">downloading cumulative sum of the mass memory</text:p>
        </text:list-item>
        <text:list-item>
          <text:p text:style-name="P47">checking is correct card was used in authorization process</text:p>
        </text:list-item>
      </text:list>
      <text:p text:style-name="Standard"/>
      <text:p text:style-name="Standard">Although whole process run correctly, failure verify the above values parameters may result approve wrong and unusable file as valid.</text:p>
      <text:p text:style-name="Standard"/>
      <text:p text:style-name="Standard">To download above values, you need to send command according to the scheme:</text:p>
      <text:p text:style-name="Standard"/>
      <table:table table:name="Table27" table:style-name="Table27">
        <table:table-column table:style-name="Table27.A"/>
        <text:soft-page-break/>
        <table:table-row table:style-name="Table27.1">
          <table:table-cell table:style-name="Table27.A1" office:value-type="string">
            <text:p text:style-name="Standard">$AL+CANCMD+[tag]=0000,B561….</text:p>
          </table:table-cell>
        </table:table-row>
      </table:table>
      <text:p text:style-name="Standard"/>
      <text:p text:style-name="Standard">The command is used for reading file, which is in <text:s/>Tachograph Memory Reader memory. It’s possible to read: file size, date of saving, file name in DDD format.</text:p>
      <text:p text:style-name="Standard"/>
      <table:table table:name="Table28" table:style-name="Table28">
        <table:table-column table:style-name="Table28.A"/>
        <table:table-column table:style-name="Table28.B" table:number-columns-repeated="4"/>
        <table:table-row table:style-name="Table28.1">
          <table:table-cell table:style-name="Table28.A1" office:value-type="string">
            <text:p text:style-name="P6">Adres</text:p>
          </table:table-cell>
          <table:table-cell table:style-name="Table28.A1" office:value-type="string">
            <text:p text:style-name="P6">Rozkaz</text:p>
          </table:table-cell>
          <table:table-cell table:style-name="Table28.A1" office:value-type="string">
            <text:p text:style-name="P6">D1</text:p>
          </table:table-cell>
          <table:table-cell table:style-name="Table28.A1" office:value-type="string">
            <text:p text:style-name="P6">D2</text:p>
          </table:table-cell>
          <table:table-cell table:style-name="Table28.A1" office:value-type="string">
            <text:p text:style-name="P6">SK</text:p>
          </table:table-cell>
        </table:table-row>
        <table:table-row table:style-name="Table28.1">
          <table:table-cell table:style-name="Table28.A1" office:value-type="string">
            <text:p text:style-name="P6">0xB5</text:p>
          </table:table-cell>
          <table:table-cell table:style-name="Table28.A1" office:value-type="string">
            <text:p text:style-name="P6">0x61</text:p>
          </table:table-cell>
          <table:table-cell table:style-name="Table28.A1" office:value-type="string">
            <text:p text:style-name="P6">TYP</text:p>
          </table:table-cell>
          <table:table-cell table:style-name="Table28.A1" office:value-type="string">
            <text:p text:style-name="P6">INFO</text:p>
          </table:table-cell>
          <table:table-cell table:style-name="Table28.A1" office:value-type="string">
            <text:p text:style-name="P6">SK</text:p>
          </table:table-cell>
        </table:table-row>
      </table:table>
      <text:p text:style-name="Standard"/>
      <text:p text:style-name="Standard">TYPE - file identifier:</text:p>
      <text:p text:style-name="Standard"><text:tab/><text:span text:style-name="T6">0x12</text:span> - reading tachograph file,</text:p>
      <text:p text:style-name="Standard"><text:tab/><text:span text:style-name="T6">0x13</text:span> - reading card slot 1 file,</text:p>
      <text:p text:style-name="Standard"><text:tab/><text:span text:style-name="T6">0x14</text:span> - reading card slot 2 file.</text:p>
      <text:p text:style-name="Standard">INFO - data, that we want to get about file:</text:p>
      <text:p text:style-name="Standard"><text:tab/><text:span text:style-name="T6">0x01</text:span> - file size</text:p>
      <text:p text:style-name="Standard"><text:tab/><text:span text:style-name="T6">0x02</text:span> - date of saving file to Tachograph Memory Reader</text:p>
      <text:p text:style-name="Standard"><text:tab/><text:span text:style-name="T6">0x03</text:span> - file name</text:p>
      <text:p text:style-name="Standard"><text:tab/><text:span text:style-name="T6">0x04</text:span> - cumulative sum of the file,</text:p>
      <text:p text:style-name="Standard"><text:tab/><text:span text:style-name="T6">0x05</text:span> - date of the first record in the file,</text:p>
      <text:p text:style-name="Standard"><text:tab/><text:span text:style-name="T6">0x06</text:span> - information about used company card (only for tachograph file).</text:p>
      <text:p text:style-name="Standard"/>
      <text:p text:style-name="Standard">Depending on the parameter we are asking for, the answer will be returned:</text:p>
      <text:p text:style-name="Standard"/>
      <text:p text:style-name="P7">Answer on information about file- information about company card</text:p>
      <text:p text:style-name="Standard">Tachograph Memory Reader responds with a frame with information about the company card that was used to authorize the reading of the tachograph file.</text:p>
      <text:p text:style-name="Standard"/>
      <table:table table:name="Table29" table:style-name="Table29">
        <table:table-column table:style-name="Table29.A" table:number-columns-repeated="5"/>
        <table:table-column table:style-name="Table29.F"/>
        <table:table-row table:style-name="Table29.1">
          <table:table-cell table:style-name="Table29.A1" office:value-type="string">
            <text:p text:style-name="P6">Address</text:p>
          </table:table-cell>
          <table:table-cell table:style-name="Table29.A1" office:value-type="string">
            <text:p text:style-name="P6">Command</text:p>
          </table:table-cell>
          <table:table-cell table:style-name="Table29.A1" office:value-type="string">
            <text:p text:style-name="P6">D1</text:p>
          </table:table-cell>
          <table:table-cell table:style-name="Table29.A1" office:value-type="string">
            <text:p text:style-name="P6">D2</text:p>
          </table:table-cell>
          <table:table-cell table:style-name="Table29.A1" office:value-type="string">
            <text:p text:style-name="P6">D3</text:p>
          </table:table-cell>
          <table:table-cell table:style-name="Table29.A1" office:value-type="string">
            <text:p text:style-name="P6">SK</text:p>
          </table:table-cell>
        </table:table-row>
        <table:table-row table:style-name="Table29.1">
          <table:table-cell table:style-name="Table29.A1" office:value-type="string">
            <text:p text:style-name="P6">0xb6</text:p>
          </table:table-cell>
          <table:table-cell table:style-name="Table29.A1" office:value-type="string">
            <text:p text:style-name="P6">0x62</text:p>
          </table:table-cell>
          <table:table-cell table:style-name="Table29.A1" office:value-type="string">
            <text:p text:style-name="P6">TYP</text:p>
          </table:table-cell>
          <table:table-cell table:style-name="Table29.A1" office:value-type="string">
            <text:p text:style-name="P6">I=0X06</text:p>
          </table:table-cell>
          <table:table-cell table:style-name="Table29.A1" office:value-type="string">
            <text:p text:style-name="P6">S</text:p>
          </table:table-cell>
          <table:table-cell table:style-name="Table29.A1" office:value-type="string">
            <text:p text:style-name="P6">SK</text:p>
          </table:table-cell>
        </table:table-row>
      </table:table>
      <text:p text:style-name="Standard"/>
      <text:p text:style-name="Standard">TYP - File identifier:</text:p>
      <text:p text:style-name="Standard"><text:tab/>0x12 - reading tachograph file,</text:p>
      <text:p text:style-name="Standard">I <text:s/>- parametr code, information,</text:p>
      <text:p text:style-name="Standard">S - company card status:</text:p>
      <text:p text:style-name="Standard"><text:tab/>0x00 - correct data, there was never blockade on this tachograph,</text:p>
      <text:p text:style-name="Standard"><text:tab/>0x01 - check data, there was blockade, but it's removed,</text:p>
      <text:p text:style-name="Standard"><text:tab/>0x02 - correct data, blocked on this company card,</text:p>
      <text:p text:style-name="P25">0x03 - check data, blocked on this company card, </text:p>
      <text:p text:style-name="P29">in the past tachograph was blocked by another card,</text:p>
      <text:p text:style-name="P25">0x04 - data incorrect, blocked because company card is other than company card used for reading</text:p>
      <text:p text:style-name="P30"/>
      <text:p text:style-name="Standard">When is error, answer looks like:<text:line-break/></text:p>
      <table:table table:name="Table30" table:style-name="Table30">
        <table:table-column table:style-name="Table30.A" table:number-columns-repeated="5"/>
        <table:table-column table:style-name="Table30.F"/>
        <table:table-row table:style-name="Table30.1">
          <table:table-cell table:style-name="Table30.A1" office:value-type="string">
            <text:p text:style-name="P6">Address</text:p>
          </table:table-cell>
          <table:table-cell table:style-name="Table30.A1" office:value-type="string">
            <text:p text:style-name="P6">Command</text:p>
          </table:table-cell>
          <table:table-cell table:style-name="Table30.A1" office:value-type="string">
            <text:p text:style-name="P6">D1</text:p>
          </table:table-cell>
          <table:table-cell table:style-name="Table30.A1" office:value-type="string">
            <text:p text:style-name="P6">D2</text:p>
          </table:table-cell>
          <table:table-cell table:style-name="Table30.A1" office:value-type="string">
            <text:p text:style-name="P6">D3</text:p>
          </table:table-cell>
          <table:table-cell table:style-name="Table30.A1" office:value-type="string">
            <text:p text:style-name="P6">SK</text:p>
          </table:table-cell>
        </table:table-row>
        <text:soft-page-break/>
        <table:table-row table:style-name="Table30.1">
          <table:table-cell table:style-name="Table30.A1" office:value-type="string">
            <text:p text:style-name="P6">0xb6</text:p>
          </table:table-cell>
          <table:table-cell table:style-name="Table30.A1" office:value-type="string">
            <text:p text:style-name="P6">0x62</text:p>
          </table:table-cell>
          <table:table-cell table:style-name="Table30.A1" office:value-type="string">
            <text:p text:style-name="P6">TYP</text:p>
          </table:table-cell>
          <table:table-cell table:style-name="Table30.A1" office:value-type="string">
            <text:p text:style-name="P6">I=0x06</text:p>
          </table:table-cell>
          <table:table-cell table:style-name="Table30.A1" office:value-type="string">
            <text:p text:style-name="P6">EE</text:p>
          </table:table-cell>
          <table:table-cell table:style-name="Table30.A1" office:value-type="string">
            <text:p text:style-name="P6">SK</text:p>
          </table:table-cell>
        </table:table-row>
      </table:table>
      <text:p text:style-name="Standard"/>
      <text:p text:style-name="Standard">TYPE - File identifier:</text:p>
      <text:p text:style-name="Standard"><text:tab/>0x12 - reading tachograph file,</text:p>
      <text:p text:style-name="Standard">I - parameter code, information about company card</text:p>
      <text:p text:style-name="Standard">EE - error number:<text:line-break/><text:tab/>0xFE - general error (there is no file in the memory or no information about company card)</text:p>
      <text:p text:style-name="Standard"/>
      <text:p text:style-name="P7">Answer on information about file- file size</text:p>
      <text:p text:style-name="Standard">Tachograph Memory Reader responds with a frame:<text:line-break/></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D" table:number-columns-repeated="4"/>
        <table:table-row table:style-name="Table31.1">
          <table:table-cell table:style-name="Table31.A1" office:value-type="string">
            <text:p text:style-name="P6">Address</text:p>
          </table:table-cell>
          <table:table-cell table:style-name="Table31.A1" office:value-type="string">
            <text:p text:style-name="P6">Command</text:p>
          </table:table-cell>
          <table:table-cell table:style-name="Table31.A1" office:value-type="string">
            <text:p text:style-name="P6">D1</text:p>
          </table:table-cell>
          <table:table-cell table:style-name="Table31.A1" office:value-type="string">
            <text:p text:style-name="P6">D2</text:p>
          </table:table-cell>
          <table:table-cell table:style-name="Table31.A1" office:value-type="string">
            <text:p text:style-name="P6">D3</text:p>
          </table:table-cell>
          <table:table-cell table:style-name="Table31.A1" office:value-type="string">
            <text:p text:style-name="P6">D4</text:p>
          </table:table-cell>
          <table:table-cell table:style-name="Table31.A1" office:value-type="string">
            <text:p text:style-name="P6">D5</text:p>
          </table:table-cell>
          <table:table-cell table:style-name="Table31.A1" office:value-type="string">
            <text:p text:style-name="P6">D6</text:p>
          </table:table-cell>
          <table:table-cell table:style-name="Table31.A1" office:value-type="string">
            <text:p text:style-name="P6">SK</text:p>
          </table:table-cell>
        </table:table-row>
        <table:table-row table:style-name="Table31.1">
          <table:table-cell table:style-name="Table31.A1" office:value-type="string">
            <text:p text:style-name="P6">0xB6</text:p>
          </table:table-cell>
          <table:table-cell table:style-name="Table31.A1" office:value-type="string">
            <text:p text:style-name="P6">0x65</text:p>
          </table:table-cell>
          <table:table-cell table:style-name="Table31.A1" office:value-type="string">
            <text:p text:style-name="P6">TYP</text:p>
          </table:table-cell>
          <table:table-cell table:style-name="Table31.A1" office:value-type="string">
            <text:p text:style-name="P6">I=0x01</text:p>
          </table:table-cell>
          <table:table-cell table:style-name="Table31.A1" office:value-type="string">
            <text:p text:style-name="P6">S0</text:p>
          </table:table-cell>
          <table:table-cell table:style-name="Table31.A1" office:value-type="string">
            <text:p text:style-name="P6">S1</text:p>
          </table:table-cell>
          <table:table-cell table:style-name="Table31.A1" office:value-type="string">
            <text:p text:style-name="P6">S2</text:p>
          </table:table-cell>
          <table:table-cell table:style-name="Table31.A1" office:value-type="string">
            <text:p text:style-name="P6">S3</text:p>
          </table:table-cell>
          <table:table-cell table:style-name="Table31.A1" office:value-type="string">
            <text:p text:style-name="P6">SK</text:p>
          </table:table-cell>
        </table:table-row>
      </table:table>
      <text:p text:style-name="Standard"/>
      <text:p text:style-name="Standard">TYPE - File identifier:</text:p>
      <text:p text:style-name="P27">0x12 - reading tachograph file,</text:p>
      <text:p text:style-name="P27">0x13 - reading card slot 1 file,</text:p>
      <text:p text:style-name="P27">0x14 - reading card slot 2 file,</text:p>
      <text:p text:style-name="Standard">I - parameter code, 0x01 for file size in bytes</text:p>
      <text:p text:style-name="Standard">S3:S0 (MSB:LSB) - file size in bytes<text:line-break/><text:line-break/>When chosen file is not in the memory, as a parameter (EE) a single-byte zero is given. Answer looks like this:</text:p>
      <text:p text:style-name="Standard"/>
      <table:table table:name="Table32" table:style-name="Table32">
        <table:table-column table:style-name="Table32.A" table:number-columns-repeated="5"/>
        <table:table-column table:style-name="Table32.F"/>
        <table:table-row table:style-name="Table32.1">
          <table:table-cell table:style-name="Table32.A1" office:value-type="string">
            <text:p text:style-name="P6">Address</text:p>
          </table:table-cell>
          <table:table-cell table:style-name="Table32.A1" office:value-type="string">
            <text:p text:style-name="P6">Command</text:p>
          </table:table-cell>
          <table:table-cell table:style-name="Table32.A1" office:value-type="string">
            <text:p text:style-name="P6">D1</text:p>
          </table:table-cell>
          <table:table-cell table:style-name="Table32.A1" office:value-type="string">
            <text:p text:style-name="P6">D2</text:p>
          </table:table-cell>
          <table:table-cell table:style-name="Table32.A1" office:value-type="string">
            <text:p text:style-name="P6">D3</text:p>
          </table:table-cell>
          <table:table-cell table:style-name="Table32.A1" office:value-type="string">
            <text:p text:style-name="P6">SK</text:p>
          </table:table-cell>
        </table:table-row>
        <table:table-row table:style-name="Table32.1">
          <table:table-cell table:style-name="Table32.A1" office:value-type="string">
            <text:p text:style-name="P6">0xB6</text:p>
          </table:table-cell>
          <table:table-cell table:style-name="Table32.A1" office:value-type="string">
            <text:p text:style-name="P6">0x62</text:p>
          </table:table-cell>
          <table:table-cell table:style-name="Table32.A1" office:value-type="string">
            <text:p text:style-name="P6">TYP</text:p>
          </table:table-cell>
          <table:table-cell table:style-name="Table32.A1" office:value-type="string">
            <text:p text:style-name="P6">I=0x01</text:p>
          </table:table-cell>
          <table:table-cell table:style-name="Table32.A1" office:value-type="string">
            <text:p text:style-name="P6">EE=0x00</text:p>
          </table:table-cell>
          <table:table-cell table:style-name="Table32.A1" office:value-type="string">
            <text:p text:style-name="P6">SK</text:p>
          </table:table-cell>
        </table:table-row>
      </table:table>
      <text:p text:style-name="P7"/>
      <text:p text:style-name="P7">Answer on information about file- cumulative sum in a file</text:p>
      <text:p text:style-name="Standard">TMR response with a frame with information about cumulative tachograph file sum or driver card.</text:p>
      <text:p text:style-name="Standard"/>
      <text:p text:style-name="Standard">TYP - File identifier:</text:p>
      <text:p text:style-name="Standard"><text:tab/>0x12 - reading tachograph file,</text:p>
      <text:p text:style-name="Standard"><text:tab/>0x13 - reading card slot 1 file,</text:p>
      <text:p text:style-name="Standard"><text:tab/>0x14 - reading card slot 2 file.</text:p>
      <text:p text:style-name="Standard">I -parameter code, 0x04 dla cumulative sum of the file </text:p>
      <text:p text:style-name="Standard">S3:S0 (MSB:LSB) - file sum in bytes</text:p>
      <text:p text:style-name="Standard"/>
      <text:p text:style-name="Standard">When chosen file is not in the memory, as a parameter (EE) a single-byte zero is given. Answer looks like this:<text:line-break/></text:p>
      <table:table table:name="Table33" table:style-name="Table33">
        <table:table-column table:style-name="Table33.A" table:number-columns-repeated="5"/>
        <table:table-column table:style-name="Table33.F"/>
        <table:table-row table:style-name="Table33.1">
          <table:table-cell table:style-name="Table33.A1" office:value-type="string">
            <text:p text:style-name="P6">Address</text:p>
          </table:table-cell>
          <table:table-cell table:style-name="Table33.A1" office:value-type="string">
            <text:p text:style-name="P6">Command</text:p>
          </table:table-cell>
          <table:table-cell table:style-name="Table33.A1" office:value-type="string">
            <text:p text:style-name="P6">D1</text:p>
          </table:table-cell>
          <table:table-cell table:style-name="Table33.A1" office:value-type="string">
            <text:p text:style-name="P6">D2</text:p>
          </table:table-cell>
          <table:table-cell table:style-name="Table33.A1" office:value-type="string">
            <text:p text:style-name="P6">D3</text:p>
          </table:table-cell>
          <table:table-cell table:style-name="Table33.A1" office:value-type="string">
            <text:p text:style-name="P6">SK</text:p>
          </table:table-cell>
        </table:table-row>
        <text:soft-page-break/>
        <table:table-row table:style-name="Table33.1">
          <table:table-cell table:style-name="Table33.A1" office:value-type="string">
            <text:p text:style-name="P6">0xB6</text:p>
          </table:table-cell>
          <table:table-cell table:style-name="Table33.A1" office:value-type="string">
            <text:p text:style-name="P6">0x62</text:p>
          </table:table-cell>
          <table:table-cell table:style-name="Table33.A1" office:value-type="string">
            <text:p text:style-name="P6">TYP</text:p>
          </table:table-cell>
          <table:table-cell table:style-name="Table33.A1" office:value-type="string">
            <text:p text:style-name="P6">I-0x04</text:p>
          </table:table-cell>
          <table:table-cell table:style-name="Table33.A1" office:value-type="string">
            <text:p text:style-name="P6">EE=0x00</text:p>
          </table:table-cell>
          <table:table-cell table:style-name="Table33.A1" office:value-type="string">
            <text:p text:style-name="P6">SK</text:p>
          </table:table-cell>
        </table:table-row>
      </table:table>
      <text:p text:style-name="P1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Verdana" fo:font-size="9pt" style:font-name-asian="Verdana1" style:font-size-asian="9pt" style:font-name-complex="Verdana1" style:font-size-complex="9pt"/>
    </style:style>
    <style:style style:name="MP2" style:family="paragraph" style:parent-style-name="Standard">
      <style:paragraph-properties fo:margin-top="0cm" fo:margin-bottom="0cm" loext:contextual-spacing="false" fo:line-height="100%" fo:text-align="end" style:justify-single-word="false"/>
      <style:text-properties style:font-name="Verdana" fo:font-size="9pt" style:font-name-asian="Verdana1" style:font-size-asian="9pt" style:font-name-complex="Verdana1" style:font-size-complex="9pt"/>
    </style:style>
    <style:style style:name="MP3" style:family="paragraph" style:parent-style-name="Standard">
      <style:paragraph-properties fo:text-align="start" style:justify-single-word="false"/>
      <style:text-properties fo:color="#666666" fo:font-size="8pt" style:font-size-asian="8pt" style:font-size-complex="8pt"/>
    </style:style>
    <style:style style:name="MP4" style:family="paragraph" style:parent-style-name="Standard">
      <style:paragraph-properties fo:text-align="center" style:justify-single-word="false"/>
      <style:text-properties fo:color="#666666" fo:font-size="8pt" style:font-size-asian="8pt" style:font-size-complex="8pt"/>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
      </style:header>
      <style:footer>
        <text:p text:style-name="MP3"/>
        <text:p text:style-name="MP4"/>
        <text:p text:style-name="MP4">Rev. 1.0 - 03/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31T10:55:12.536894055</dc:date>
    <meta:editing-duration>PT2M16S</meta:editing-duration>
    <meta:editing-cycles>3</meta:editing-cycles>
    <meta:generator>LibreOffice/6.0.7.3$Linux_X86_64 LibreOffice_project/00m0$Build-3</meta:generator>
    <meta:document-statistic meta:table-count="33" meta:image-count="0" meta:object-count="0" meta:page-count="20" meta:paragraph-count="419" meta:word-count="3273" meta:character-count="23567" meta:non-whitespace-character-count="20699"/>
  </office:meta>
</office:document-meta>
</file>